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81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4.9535in"/>
    </style:style>
    <style:style style:name="co6" style:family="table-column">
      <style:table-column-properties fo:break-before="auto" style:column-width="2.198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2.4866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4575in"/>
    </style:style>
    <style:style style:name="co11" style:family="table-column">
      <style:table-column-properties fo:break-before="auto" style:column-width="1.6618in"/>
    </style:style>
    <style:style style:name="co12" style:family="table-column">
      <style:table-column-properties fo:break-before="auto" style:column-width="1.6508in"/>
    </style:style>
    <style:style style:name="co13" style:family="table-column">
      <style:table-column-properties fo:break-before="auto" style:column-width="1.6189in"/>
    </style:style>
    <style:style style:name="co14" style:family="table-column">
      <style:table-column-properties fo:break-before="auto" style:column-width="1.6075in"/>
    </style:style>
    <style:style style:name="co15" style:family="table-column">
      <style:table-column-properties fo:break-before="auto" style:column-width="1.6402in"/>
    </style:style>
    <style:style style:name="co16" style:family="table-column">
      <style:table-column-properties fo:break-before="auto" style:column-width="1.5437in"/>
    </style:style>
    <style:style style:name="co17" style:family="table-column">
      <style:table-column-properties fo:break-before="auto" style:column-width="1.6835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5.0071in"/>
    </style:style>
    <style:style style:name="co20" style:family="table-column">
      <style:table-column-properties fo:break-before="auto" style:column-width="2.1764in"/>
    </style:style>
    <style:style style:name="co21" style:family="table-column">
      <style:table-column-properties fo:break-before="auto" style:column-width="0.5783in"/>
    </style:style>
    <style:style style:name="co22" style:family="table-column">
      <style:table-column-properties fo:break-before="auto" style:column-width="3.2701in"/>
    </style:style>
    <style:style style:name="co23" style:family="table-column">
      <style:table-column-properties fo:break-before="auto" style:column-width="1.7791in"/>
    </style:style>
    <style:style style:name="co24" style:family="table-column">
      <style:table-column-properties fo:break-before="auto" style:column-width="1.6291in"/>
    </style:style>
    <style:style style:name="co25" style:family="table-column">
      <style:table-column-properties fo:break-before="auto" style:column-width="0.3638in"/>
    </style:style>
    <style:style style:name="co26" style:family="table-column">
      <style:table-column-properties fo:break-before="auto" style:column-width="0.5681in"/>
    </style:style>
    <style:style style:name="co27" style:family="table-column">
      <style:table-column-properties fo:break-before="auto" style:column-width="3.9563in"/>
    </style:style>
    <style:style style:name="co28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UMMARY-AL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56" table:default-cell-style-name="Default"/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) CIRCL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TOTAL-INTERPOLATED-POINTS <text:s text:c="9"/></text:p>
          </table:table-cell>
          <table:table-cell office:value-type="float" office:value="49641" calcext:value-type="float">
            <text:p>4.964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-(mm) <text:s text:c="14"/></text:p>
          </table:table-cell>
          <table:table-cell office:value-type="float" office:value="0.001093913738449" calcext:value-type="float">
            <text:p>1.09391373844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TOT-INTERPOL-PNTS <text:s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LENGTH-(mm) <text:s text:c="15"/></text:p>
          </table:table-cell>
          <table:table-cell office:value-type="float" office:value="496.3785816452" calcext:value-type="float">
            <text:p>4.96378581645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LENGTH-(mm) <text:s text:c="13"/></text:p>
          </table:table-cell>
          <table:table-cell office:value-type="float" office:value="496.378581315" calcext:value-type="float">
            <text:p>4.9637858131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DIFF-ARC-LENGTH-CHORD-LENGTH-(mm) <text:s/></text:p>
          </table:table-cell>
          <table:table-cell office:value-type="float" office:value="0.0000003302195636934" calcext:value-type="float">
            <text:p>3.30219563693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PCNT-DIFF-ARC-CHORD-LENGTH <text:s text:c="8"/></text:p>
          </table:table-cell>
          <table:table-cell office:value-type="float" office:value="0.00000006652574786747" calcext:value-type="float">
            <text:p>6.6525747867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THETA-(rad) <text:s text:c="15"/></text:p>
          </table:table-cell>
          <table:table-cell office:value-type="float" office:value="6.283146611127" calcext:value-type="float">
            <text:p>6.2831466111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-(mm2) <text:s text:c="16"/></text:p>
          </table:table-cell>
          <table:table-cell office:value-type="float" office:value="0.00005235292684461" calcext:value-type="float">
            <text:p>5.23529268446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/SUM-CHORD-LENGTH <text:s text:c="5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ERROR-(mm) <text:s text:c="14"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LENGTH-(mm) <text:s text:c="15"/></text:p>
          </table:table-cell>
          <table:table-cell office:value-type="float" office:value="0.009999568526293" calcext:value-type="float">
            <text:p>9.99956852629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LENGTH-(mm) <text:s text:c="13"/></text:p>
          </table:table-cell>
          <table:table-cell office:value-type="float" office:value="0.009999568519641" calcext:value-type="float">
            <text:p>9.99956851964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THETA-(rad) <text:s text:c="15"/></text:p>
          </table:table-cell>
          <table:table-cell office:value-type="float" office:value="0.0001265742669445" calcext:value-type="float">
            <text:p>1.26574266944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AREA-(mm2) <text:s text:c="16"/></text:p>
          </table:table-cell>
          <table:table-cell office:value-type="float" office:value="0.000000001054652031519" calcext:value-type="float">
            <text:p>1.054652031519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2023-10-05 02:49:35.447825261 Total-program-run-duration </text:p>
          </table:table-cell>
          <table:table-cell office:value-type="string" calcext:value-type="string">
            <text:p><text:s/>17.277667419 seconds.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TOTAL-INTERPOLATED-POINTS <text:s text:c="9"/></text:p>
          </table:table-cell>
          <table:table-cell office:value-type="float" office:value="24822" calcext:value-type="float">
            <text:p>2.482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-(mm) <text:s text:c="14"/></text:p>
          </table:table-cell>
          <table:table-cell office:value-type="float" office:value="0.002187639876" calcext:value-type="float">
            <text:p>2.18763987600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TOT-INTERPOL-PNTS <text:s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LENGTH-(mm) <text:s text:c="15"/></text:p>
          </table:table-cell>
          <table:table-cell office:value-type="float" office:value="496.3771594934" calcext:value-type="float">
            <text:p>4.9637715949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LENGTH-(mm) <text:s text:c="13"/></text:p>
          </table:table-cell>
          <table:table-cell office:value-type="float" office:value="496.3771581682" calcext:value-type="float">
            <text:p>4.96377158168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DIFF-ARC-LENGTH-CHORD-LENGTH-(mm) <text:s/></text:p>
          </table:table-cell>
          <table:table-cell office:value-type="float" office:value="0.000001325165840171" calcext:value-type="float">
            <text:p>1.325165840171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PCNT-DIFF-ARC-CHORD-LENGTH <text:s text:c="8"/></text:p>
          </table:table-cell>
          <table:table-cell office:value-type="float" office:value="0.0000002669675295946" calcext:value-type="float">
            <text:p>2.66967529594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THETA-(rad) <text:s text:c="15"/></text:p>
          </table:table-cell>
          <table:table-cell office:value-type="float" office:value="6.283002050952" calcext:value-type="float">
            <text:p>6.28300205095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-(mm2) <text:s text:c="16"/></text:p>
          </table:table-cell>
          <table:table-cell office:value-type="float" office:value="0.0002093803820914" calcext:value-type="float">
            <text:p>2.09380382091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/SUM-CHORD-LENGTH <text:s text:c="5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ERROR-(mm) <text:s text:c="14"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LENGTH-(mm) <text:s text:c="15"/></text:p>
          </table:table-cell>
          <table:table-cell office:value-type="float" office:value="0.01999827402173" calcext:value-type="float">
            <text:p>1.9998274021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LENGTH-(mm) <text:s text:c="13"/></text:p>
          </table:table-cell>
          <table:table-cell office:value-type="float" office:value="0.01999827396834" calcext:value-type="float">
            <text:p>1.999827396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THETA-(rad) <text:s text:c="15"/></text:p>
          </table:table-cell>
          <table:table-cell office:value-type="float" office:value="0.0002531325108155" calcext:value-type="float">
            <text:p>2.53132510815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AREA-(mm2) <text:s text:c="16"/></text:p>
          </table:table-cell>
          <table:table-cell office:value-type="float" office:value="0.000000008435614281914" calcext:value-type="float">
            <text:p>8.43561428191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2:35.17" calcext:value-type="date">
            <text:p>2023-10-05 03:12:3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16016343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TOTAL-INTERPOLATED-POINTS <text:s text:c="9"/></text:p>
          </table:table-cell>
          <table:table-cell office:value-type="float" office:value="16549" calcext:value-type="float">
            <text:p>1.654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-(mm) <text:s text:c="14"/></text:p>
          </table:table-cell>
          <table:table-cell office:value-type="float" office:value="0.003281178287065" calcext:value-type="float">
            <text:p>3.28117828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TOT-INTERPOL-PNTS <text:s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LENGTH-(mm) <text:s text:c="15"/></text:p>
          </table:table-cell>
          <table:table-cell office:value-type="float" office:value="496.3757335444" calcext:value-type="float">
            <text:p>4.9637573354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LENGTH-(mm) <text:s text:c="13"/></text:p>
          </table:table-cell>
          <table:table-cell office:value-type="float" office:value="496.375730563" calcext:value-type="float">
            <text:p>4.96375730563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DIFF-ARC-LENGTH-CHORD-LENGTH-(mm) <text:s/></text:p>
          </table:table-cell>
          <table:table-cell office:value-type="float" office:value="0.000002981455850204" calcext:value-type="float">
            <text:p>2.981455850204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PCNT-DIFF-ARC-CHORD-LENGTH <text:s text:c="8"/></text:p>
          </table:table-cell>
          <table:table-cell office:value-type="float" office:value="0.0000006006449648363" calcext:value-type="float">
            <text:p>6.0064496483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THETA-(rad) <text:s text:c="15"/></text:p>
          </table:table-cell>
          <table:table-cell office:value-type="float" office:value="6.282857458743" calcext:value-type="float">
            <text:p>6.28285745874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-(mm2) <text:s text:c="16"/></text:p>
          </table:table-cell>
          <table:table-cell office:value-type="float" office:value="0.0004710353817982" calcext:value-type="float">
            <text:p>4.7103538179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/SUM-CHORD-LENGTH <text:s text:c="5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ERROR-(mm) <text:s text:c="14"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LENGTH-(mm) <text:s text:c="15"/></text:p>
          </table:table-cell>
          <table:table-cell office:value-type="float" office:value="0.02999611636116" calcext:value-type="float">
            <text:p>2.9996116361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LENGTH-(mm) <text:s text:c="13"/></text:p>
          </table:table-cell>
          <table:table-cell office:value-type="float" office:value="0.02999611618099" calcext:value-type="float">
            <text:p>2.999611618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THETA-(rad) <text:s text:c="15"/></text:p>
          </table:table-cell>
          <table:table-cell office:value-type="float" office:value="0.0003796747316136" calcext:value-type="float">
            <text:p>3.7967473161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AREA-(mm2) <text:s text:c="16"/></text:p>
          </table:table-cell>
          <table:table-cell office:value-type="float" office:value="0.00000002846479222856" calcext:value-type="float">
            <text:p>2.8464792228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8:43.48" calcext:value-type="date">
            <text:p>2023-10-05 03:18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.39937153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TOTAL-INTERPOLATED-POINTS <text:s text:c="9"/></text:p>
          </table:table-cell>
          <table:table-cell office:value-type="float" office:value="12413" calcext:value-type="float">
            <text:p>1.241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-(mm) <text:s text:c="14"/></text:p>
          </table:table-cell>
          <table:table-cell office:value-type="float" office:value="0.004374701201686" calcext:value-type="float">
            <text:p>4.37470120168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TOT-INTERPOL-PNTS <text:s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LENGTH-(mm) <text:s text:c="15"/></text:p>
          </table:table-cell>
          <table:table-cell office:value-type="float" office:value="496.3942987341" calcext:value-type="float">
            <text:p>4.96394298734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LENGTH-(mm) <text:s text:c="13"/></text:p>
          </table:table-cell>
          <table:table-cell office:value-type="float" office:value="496.3942934342" calcext:value-type="float">
            <text:p>4.96394293434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DIFF-ARC-LENGTH-CHORD-LENGTH-(mm) <text:s/></text:p>
          </table:table-cell>
          <table:table-cell office:value-type="float" office:value="0.000005299917688717" calcext:value-type="float">
            <text:p>5.299917688717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PCNT-DIFF-ARC-CHORD-LENGTH <text:s text:c="8"/></text:p>
          </table:table-cell>
          <table:table-cell office:value-type="float" office:value="0.000001067683029848" calcext:value-type="float">
            <text:p>1.06768302984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THETA-(rad) <text:s text:c="15"/></text:p>
          </table:table-cell>
          <table:table-cell office:value-type="float" office:value="6.282965934945" calcext:value-type="float">
            <text:p>6.28296593494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-(mm2) <text:s text:c="16"/></text:p>
          </table:table-cell>
          <table:table-cell office:value-type="float" office:value="0.0008373046676549" calcext:value-type="float">
            <text:p>8.37304667654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/SUM-CHORD-LENGTH <text:s text:c="5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ERROR-(mm) <text:s text:c="14"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LENGTH-(mm) <text:s text:c="15"/></text:p>
          </table:table-cell>
          <table:table-cell office:value-type="float" office:value="0.03999309528956" calcext:value-type="float">
            <text:p>3.99930952895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LENGTH-(mm) <text:s text:c="13"/></text:p>
          </table:table-cell>
          <table:table-cell office:value-type="float" office:value="0.03999309486257" calcext:value-type="float">
            <text:p>3.9993094862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THETA-(rad) <text:s text:c="15"/></text:p>
          </table:table-cell>
          <table:table-cell office:value-type="float" office:value="0.0005062009293381" calcext:value-type="float">
            <text:p>5.06200929338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AREA-(mm2) <text:s text:c="16"/></text:p>
          </table:table-cell>
          <table:table-cell office:value-type="float" office:value="0.0000000674592867914" calcext:value-type="float">
            <text:p>6.7459286791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23:14.25" calcext:value-type="date">
            <text:p>2023-10-05 03:23:1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05392500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2) ELLIPS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TOTAL-INTERPOLATED-POINTS <text:s text:c="9"/></text:p>
          </table:table-cell>
          <table:table-cell office:value-type="float" office:value="21575" calcext:value-type="float">
            <text:p>2.15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-(mm) <text:s text:c="14"/></text:p>
          </table:table-cell>
          <table:table-cell office:value-type="float" office:value="0.002990951697698" calcext:value-type="float">
            <text:p>2.990951697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TOT-INTERPOL-PNTS <text:s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LENGTH-(mm) <text:s text:c="15"/></text:p>
          </table:table-cell>
          <table:table-cell office:value-type="float" office:value="215.6436635306" calcext:value-type="float">
            <text:p>2.1564366353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LENGTH-(mm) <text:s text:c="13"/></text:p>
          </table:table-cell>
          <table:table-cell office:value-type="float" office:value="215.6436625529" calcext:value-type="float">
            <text:p>2.1564366255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DIFF-ARC-LENGTH-CHORD-LENGTH-(mm) <text:s/></text:p>
          </table:table-cell>
          <table:table-cell office:value-type="float" office:value="0.0000009777115224097" calcext:value-type="float">
            <text:p>9.77711522409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PCNT-DIFF-ARC-CHORD-LENGTH <text:s text:c="8"/></text:p>
          </table:table-cell>
          <table:table-cell office:value-type="float" office:value="0.0000004533921870933" calcext:value-type="float">
            <text:p>4.53392187093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THETA-(rad) <text:s text:c="15"/></text:p>
          </table:table-cell>
          <table:table-cell office:value-type="float" office:value="6.280515723261" calcext:value-type="float">
            <text:p>6.28051572326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-(mm2) <text:s text:c="16"/></text:p>
          </table:table-cell>
          <table:table-cell office:value-type="float" office:value="0.00005185017589366" calcext:value-type="float">
            <text:p>5.1850175893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/SUM-CHORD-LENGTH <text:s text:c="5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ERROR-(mm) <text:s text:c="14"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LENGTH-(mm) <text:s text:c="15"/></text:p>
          </table:table-cell>
          <table:table-cell office:value-type="float" office:value="0.009995534603255" calcext:value-type="float">
            <text:p>9.99553460325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LENGTH-(mm) <text:s text:c="13"/></text:p>
          </table:table-cell>
          <table:table-cell office:value-type="float" office:value="0.009995534557936" calcext:value-type="float">
            <text:p>9.9955345579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THETA-(rad) <text:s text:c="15"/></text:p>
          </table:table-cell>
          <table:table-cell office:value-type="float" office:value="0.0002911150330611" calcext:value-type="float">
            <text:p>2.91115033061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AREA-(mm2) <text:s text:c="16"/></text:p>
          </table:table-cell>
          <table:table-cell office:value-type="float" office:value="0.00000000240336404439" calcext:value-type="float">
            <text:p>2.40336404439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39:29.9" calcext:value-type="date">
            <text:p>2023-10-05 03:39:2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134398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TOTAL-INTERPOLATED-POINTS <text:s text:c="9"/></text:p>
          </table:table-cell>
          <table:table-cell office:value-type="float" office:value="11296" calcext:value-type="float">
            <text:p>1.129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-(mm) <text:s text:c="14"/></text:p>
          </table:table-cell>
          <table:table-cell office:value-type="float" office:value="0.005148661124856" calcext:value-type="float">
            <text:p>5.1486611248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TOT-INTERPOL-PNTS <text:s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LENGTH-(mm) <text:s text:c="15"/></text:p>
          </table:table-cell>
          <table:table-cell office:value-type="float" office:value="215.6499394203" calcext:value-type="float">
            <text:p>2.156499394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LENGTH-(mm) <text:s text:c="13"/></text:p>
          </table:table-cell>
          <table:table-cell office:value-type="float" office:value="215.6499358521" calcext:value-type="float">
            <text:p>2.1564993585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DIFF-ARC-LENGTH-CHORD-LENGTH-(mm) <text:s/></text:p>
          </table:table-cell>
          <table:table-cell office:value-type="float" office:value="0.000003568242959773" calcext:value-type="float">
            <text:p>3.568242959773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PCNT-DIFF-ARC-CHORD-LENGTH <text:s text:c="8"/></text:p>
          </table:table-cell>
          <table:table-cell office:value-type="float" office:value="0.000001654645936542" calcext:value-type="float">
            <text:p>1.6546459365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THETA-(rad) <text:s text:c="15"/></text:p>
          </table:table-cell>
          <table:table-cell office:value-type="float" office:value="6.283169115421" calcext:value-type="float">
            <text:p>6.2831691154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-(mm2) <text:s text:c="16"/></text:p>
          </table:table-cell>
          <table:table-cell office:value-type="float" office:value="0.0001275076043292" calcext:value-type="float">
            <text:p>1.27507604329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/SUM-CHORD-LENGTH <text:s text:c="5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ERROR-(mm) <text:s text:c="14"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LENGTH-(mm) <text:s text:c="15"/></text:p>
          </table:table-cell>
          <table:table-cell office:value-type="float" office:value="0.01909251345023" calcext:value-type="float">
            <text:p>1.90925134502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LENGTH-(mm) <text:s text:c="13"/></text:p>
          </table:table-cell>
          <table:table-cell office:value-type="float" office:value="0.01909251313431" calcext:value-type="float">
            <text:p>1.9092513134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THETA-(rad) <text:s text:c="15"/></text:p>
          </table:table-cell>
          <table:table-cell office:value-type="float" office:value="0.0005562788061462" calcext:value-type="float">
            <text:p>5.5627880614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AREA-(mm2) <text:s text:c="16"/></text:p>
          </table:table-cell>
          <table:table-cell office:value-type="float" office:value="0.00000001128885385827" calcext:value-type="float">
            <text:p>1.12888538582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46:16.65" calcext:value-type="date">
            <text:p>2023-10-05 03:46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63305172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TOTAL-INTERPOLATED-POINTS <text:s text:c="9"/></text:p>
          </table:table-cell>
          <table:table-cell office:value-type="float" office:value="8338" calcext:value-type="float">
            <text:p>8.33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-(mm) <text:s text:c="14"/></text:p>
          </table:table-cell>
          <table:table-cell office:value-type="float" office:value="0.006561982225601" calcext:value-type="float">
            <text:p>6.56198222560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TOT-INTERPOL-PNTS <text:s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LENGTH-(mm) <text:s text:c="15"/></text:p>
          </table:table-cell>
          <table:table-cell office:value-type="float" office:value="215.6478495089" calcext:value-type="float">
            <text:p>2.15647849508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LENGTH-(mm) <text:s text:c="13"/></text:p>
          </table:table-cell>
          <table:table-cell office:value-type="float" office:value="215.6478426167" calcext:value-type="float">
            <text:p>2.15647842616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DIFF-ARC-LENGTH-CHORD-LENGTH-(mm) <text:s/></text:p>
          </table:table-cell>
          <table:table-cell office:value-type="float" office:value="0.000006892209597709" calcext:value-type="float">
            <text:p>6.892209597709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PCNT-DIFF-ARC-CHORD-LENGTH <text:s text:c="8"/></text:p>
          </table:table-cell>
          <table:table-cell office:value-type="float" office:value="0.000003196048378596" calcext:value-type="float">
            <text:p>3.19604837859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THETA-(rad) <text:s text:c="15"/></text:p>
          </table:table-cell>
          <table:table-cell office:value-type="float" office:value="6.282291919271" calcext:value-type="float">
            <text:p>6.28229191927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-(mm2) <text:s text:c="16"/></text:p>
          </table:table-cell>
          <table:table-cell office:value-type="float" office:value="0.0001849039783361" calcext:value-type="float">
            <text:p>1.849039783361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/SUM-CHORD-LENGTH <text:s text:c="5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ERROR-(mm) <text:s text:c="14"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LENGTH-(mm) <text:s text:c="15"/></text:p>
          </table:table-cell>
          <table:table-cell office:value-type="float" office:value="0.02586636074235" calcext:value-type="float">
            <text:p>2.58663607423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LENGTH-(mm) <text:s text:c="13"/></text:p>
          </table:table-cell>
          <table:table-cell office:value-type="float" office:value="0.02586635991565" calcext:value-type="float">
            <text:p>2.58663599156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THETA-(rad) <text:s text:c="15"/></text:p>
          </table:table-cell>
          <table:table-cell office:value-type="float" office:value="0.0007535434711852" calcext:value-type="float">
            <text:p>7.53543471185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AREA-(mm2) <text:s text:c="16"/></text:p>
          </table:table-cell>
          <table:table-cell office:value-type="float" office:value="0.00000002217871876407" calcext:value-type="float">
            <text:p>2.2178718764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3:04.26" calcext:value-type="date">
            <text:p>2023-10-05 10:23:0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1.04142606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-(mm) <text:s text:c="14"/></text:p>
          </table:table-cell>
          <table:table-cell office:value-type="float" office:value="0.007331840610025" calcext:value-type="float">
            <text:p>7.331840610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TOT-INTERPOL-PNTS <text:s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LENGTH-(mm) <text:s text:c="15"/></text:p>
          </table:table-cell>
          <table:table-cell office:value-type="float" office:value="215.6438658943" calcext:value-type="float">
            <text:p>2.1564386589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LENGTH-(mm) <text:s text:c="13"/></text:p>
          </table:table-cell>
          <table:table-cell office:value-type="float" office:value="215.6438551446" calcext:value-type="float">
            <text:p>2.15643855144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DIFF-ARC-LENGTH-CHORD-LENGTH-(mm) <text:s/></text:p>
          </table:table-cell>
          <table:table-cell office:value-type="float" office:value="0.00001074976646009" calcext:value-type="float">
            <text:p>1.074976646009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PCNT-DIFF-ARC-CHORD-LENGTH <text:s text:c="8"/></text:p>
          </table:table-cell>
          <table:table-cell office:value-type="float" office:value="0.000004984962783667" calcext:value-type="float">
            <text:p>4.984962783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THETA-(rad) <text:s text:c="15"/></text:p>
          </table:table-cell>
          <table:table-cell office:value-type="float" office:value="6.280610715483" calcext:value-type="float">
            <text:p>6.28061071548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-(mm2) <text:s text:c="16"/></text:p>
          </table:table-cell>
          <table:table-cell office:value-type="float" office:value="0.0002200267776119" calcext:value-type="float">
            <text:p>2.200267776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/SUM-CHORD-LENGTH <text:s text:c="5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ERROR-(mm) <text:s text:c="14"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LENGTH-(mm) <text:s text:c="15"/></text:p>
          </table:table-cell>
          <table:table-cell office:value-type="float" office:value="0.02933930148222" calcext:value-type="float">
            <text:p>2.93393014822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LENGTH-(mm) <text:s text:c="13"/></text:p>
          </table:table-cell>
          <table:table-cell office:value-type="float" office:value="0.02933930001967" calcext:value-type="float">
            <text:p>2.93393000196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THETA-(rad) <text:s text:c="15"/></text:p>
          </table:table-cell>
          <table:table-cell office:value-type="float" office:value="0.0008545048592494" calcext:value-type="float">
            <text:p>8.54504859249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AREA-(mm2) <text:s text:c="16"/></text:p>
          </table:table-cell>
          <table:table-cell office:value-type="float" office:value="0.00000002993561600162" calcext:value-type="float">
            <text:p>2.99356160016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7:11.32" calcext:value-type="date">
            <text:p>2023-10-05 10:27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77657125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3) TEARDRO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TOTAL-INTERPOLATED-POINTS <text:s text:c="9"/></text:p>
          </table:table-cell>
          <table:table-cell office:value-type="float" office:value="10261" calcext:value-type="float">
            <text:p>1.026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-(mm) <text:s text:c="14"/></text:p>
          </table:table-cell>
          <table:table-cell office:value-type="float" office:value="0.005809737838076" calcext:value-type="float">
            <text:p>5.80973783807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TOT-INTERPOL-PNTS <text:s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LENGTH-(mm) <text:s text:c="15"/></text:p>
          </table:table-cell>
          <table:table-cell office:value-type="float" office:value="101.8356741269" calcext:value-type="float">
            <text:p>1.0183567412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LENGTH-(mm) <text:s text:c="13"/></text:p>
          </table:table-cell>
          <table:table-cell office:value-type="float" office:value="101.8356732173" calcext:value-type="float">
            <text:p>1.01835673217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DIFF-ARC-LENGTH-CHORD-LENGTH-(mm) <text:s/></text:p>
          </table:table-cell>
          <table:table-cell office:value-type="float" office:value="0.0000009095903408252" calcext:value-type="float">
            <text:p>9.09590340825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PCNT-DIFF-ARC-CHORD-LENGTH <text:s text:c="8"/></text:p>
          </table:table-cell>
          <table:table-cell office:value-type="float" office:value="0.0000008931942058845" calcext:value-type="float">
            <text:p>8.9319420588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THETA-(rad) <text:s text:c="15"/></text:p>
          </table:table-cell>
          <table:table-cell office:value-type="float" office:value="4.712304324578" calcext:value-type="float">
            <text:p>4.71230432457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-(mm2) <text:s text:c="16"/></text:p>
          </table:table-cell>
          <table:table-cell office:value-type="float" office:value="0.00003822127588087" calcext:value-type="float">
            <text:p>3.82212758808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/SUM-CHORD-LENGTH <text:s text:c="5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ERROR-(mm) <text:s text:c="14"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LENGTH-(mm) <text:s text:c="15"/></text:p>
          </table:table-cell>
          <table:table-cell office:value-type="float" office:value="0.009925504300871" calcext:value-type="float">
            <text:p>9.92550430087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LENGTH-(mm) <text:s text:c="13"/></text:p>
          </table:table-cell>
          <table:table-cell office:value-type="float" office:value="0.009925504212216" calcext:value-type="float">
            <text:p>9.9255042122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THETA-(rad) <text:s text:c="15"/></text:p>
          </table:table-cell>
          <table:table-cell office:value-type="float" office:value="0.0004592889205241" calcext:value-type="float">
            <text:p>4.59288920524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AREA-(mm2) <text:s text:c="16"/></text:p>
          </table:table-cell>
          <table:table-cell office:value-type="float" office:value="0.000000003725270553691" calcext:value-type="float">
            <text:p>3.725270553691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0:38.22" calcext:value-type="date">
            <text:p>2023-10-05 10:40:3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48743492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TOTAL-INTERPOLATED-POINTS <text:s text:c="9"/></text:p>
          </table:table-cell>
          <table:table-cell office:value-type="float" office:value="7599" calcext:value-type="float">
            <text:p>7.59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-(mm) <text:s text:c="14"/></text:p>
          </table:table-cell>
          <table:table-cell office:value-type="float" office:value="0.00714080716286" calcext:value-type="float">
            <text:p>7.1408071628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TOT-INTERPOL-PNTS <text:s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LENGTH-(mm) <text:s text:c="15"/></text:p>
          </table:table-cell>
          <table:table-cell office:value-type="float" office:value="101.8418663504" calcext:value-type="float">
            <text:p>1.01841866350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LENGTH-(mm) <text:s text:c="13"/></text:p>
          </table:table-cell>
          <table:table-cell office:value-type="float" office:value="101.8418655699" calcext:value-type="float">
            <text:p>1.0184186556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DIFF-ARC-LENGTH-CHORD-LENGTH-(mm) <text:s/></text:p>
          </table:table-cell>
          <table:table-cell office:value-type="float" office:value="0.0000007805327442156" calcext:value-type="float">
            <text:p>7.80532744215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PCNT-DIFF-ARC-CHORD-LENGTH <text:s text:c="8"/></text:p>
          </table:table-cell>
          <table:table-cell office:value-type="float" office:value="0.0000007664163788301" calcext:value-type="float">
            <text:p>7.6641637883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THETA-(rad) <text:s text:c="15"/></text:p>
          </table:table-cell>
          <table:table-cell office:value-type="float" office:value="4.71226880577" calcext:value-type="float">
            <text:p>4.71226880577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-(mm2) <text:s text:c="16"/></text:p>
          </table:table-cell>
          <table:table-cell office:value-type="float" office:value="0.00006182290957317" calcext:value-type="float">
            <text:p>6.18229095731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/SUM-CHORD-LENGTH <text:s text:c="5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ERROR-(mm) <text:s text:c="14"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LENGTH-(mm) <text:s text:c="15"/></text:p>
          </table:table-cell>
          <table:table-cell office:value-type="float" office:value="0.01340377288107" calcext:value-type="float">
            <text:p>1.34037728810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LENGTH-(mm) <text:s text:c="13"/></text:p>
          </table:table-cell>
          <table:table-cell office:value-type="float" office:value="0.01340377277834" calcext:value-type="float">
            <text:p>1.340377277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THETA-(rad) <text:s text:c="15"/></text:p>
          </table:table-cell>
          <table:table-cell office:value-type="float" office:value="0.0006201985793327" calcext:value-type="float">
            <text:p>6.2019857933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AREA-(mm2) <text:s text:c="16"/></text:p>
          </table:table-cell>
          <table:table-cell office:value-type="float" office:value="0.00000000813673461084" calcext:value-type="float">
            <text:p>8.13673461084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3:45.72" calcext:value-type="date">
            <text:p>2023-10-05 10:43:4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90734456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-(mm) <text:s text:c="14"/></text:p>
          </table:table-cell>
          <table:table-cell office:value-type="float" office:value="0.007336793707381" calcext:value-type="float">
            <text:p>7.3367937073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TOT-INTERPOL-PNTS <text:s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LENGTH-(mm) <text:s text:c="15"/></text:p>
          </table:table-cell>
          <table:table-cell office:value-type="float" office:value="101.8595636256" calcext:value-type="float">
            <text:p>1.01859563625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LENGTH-(mm) <text:s text:c="13"/></text:p>
          </table:table-cell>
          <table:table-cell office:value-type="float" office:value="101.8595666011" calcext:value-type="float">
            <text:p>1.01859566601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DIFF-ARC-LENGTH-CHORD-LENGTH-(mm) <text:s/></text:p>
          </table:table-cell>
          <table:table-cell office:value-type="float" office:value="-0.000002975420997586" calcext:value-type="float">
            <text:p>-2.975420997586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PCNT-DIFF-ARC-CHORD-LENGTH <text:s text:c="8"/></text:p>
          </table:table-cell>
          <table:table-cell office:value-type="float" office:value="-0.000002921101261067" calcext:value-type="float">
            <text:p>-2.9211012610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THETA-(rad) <text:s text:c="15"/></text:p>
          </table:table-cell>
          <table:table-cell office:value-type="float" office:value="4.712349787227" calcext:value-type="float">
            <text:p>4.7123497872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-(mm2) <text:s text:c="16"/></text:p>
          </table:table-cell>
          <table:table-cell office:value-type="float" office:value="0.00006781012634326" calcext:value-type="float">
            <text:p>6.7810126343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/SUM-CHORD-LENGTH <text:s text:c="5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ERROR-(mm) <text:s text:c="14"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LENGTH-(mm) <text:s text:c="15"/></text:p>
          </table:table-cell>
          <table:table-cell office:value-type="float" office:value="0.01386599014779" calcext:value-type="float">
            <text:p>1.38659901477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LENGTH-(mm) <text:s text:c="13"/></text:p>
          </table:table-cell>
          <table:table-cell office:value-type="float" office:value="0.01386599055283" calcext:value-type="float">
            <text:p>1.3865990552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THETA-(rad) <text:s text:c="15"/></text:p>
          </table:table-cell>
          <table:table-cell office:value-type="float" office:value="0.0006414851330284" calcext:value-type="float">
            <text:p>6.41485133028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AREA-(mm2) <text:s text:c="16"/></text:p>
          </table:table-cell>
          <table:table-cell office:value-type="float" office:value="0.000000009230891143923" calcext:value-type="float">
            <text:p>9.23089114392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7:19.21" calcext:value-type="date">
            <text:p>2023-10-05 10:47:1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8.09441217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-(mm) <text:s text:c="14"/></text:p>
          </table:table-cell>
          <table:table-cell office:value-type="float" office:value="0.007335147000398" calcext:value-type="float">
            <text:p>7.3351470003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TOT-INTERPOL-PNTS <text:s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LENGTH-(mm) <text:s text:c="15"/></text:p>
          </table:table-cell>
          <table:table-cell office:value-type="float" office:value="101.8355644559" calcext:value-type="float">
            <text:p>1.01835564455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LENGTH-(mm) <text:s text:c="13"/></text:p>
          </table:table-cell>
          <table:table-cell office:value-type="float" office:value="101.8355608386" calcext:value-type="float">
            <text:p>1.01835560838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DIFF-ARC-LENGTH-CHORD-LENGTH-(mm) <text:s/></text:p>
          </table:table-cell>
          <table:table-cell office:value-type="float" office:value="0.000003617250541765" calcext:value-type="float">
            <text:p>3.617250541765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PCNT-DIFF-ARC-CHORD-LENGTH <text:s text:c="8"/></text:p>
          </table:table-cell>
          <table:table-cell office:value-type="float" office:value="0.00000355205036776" calcext:value-type="float">
            <text:p>3.5520503677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THETA-(rad) <text:s text:c="15"/></text:p>
          </table:table-cell>
          <table:table-cell office:value-type="float" office:value="4.712123379377" calcext:value-type="float">
            <text:p>4.71212337937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-(mm2) <text:s text:c="16"/></text:p>
          </table:table-cell>
          <table:table-cell office:value-type="float" office:value="0.00006777759239889" calcext:value-type="float">
            <text:p>6.77775923988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/SUM-CHORD-LENGTH <text:s text:c="5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ERROR-(mm) <text:s text:c="14"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LENGTH-(mm) <text:s text:c="15"/></text:p>
          </table:table-cell>
          <table:table-cell office:value-type="float" office:value="0.01386272317668" calcext:value-type="float">
            <text:p>1.3862723176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LENGTH-(mm) <text:s text:c="13"/></text:p>
          </table:table-cell>
          <table:table-cell office:value-type="float" office:value="0.01386272268427" calcext:value-type="float">
            <text:p>1.38627226842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THETA-(rad) <text:s text:c="15"/></text:p>
          </table:table-cell>
          <table:table-cell office:value-type="float" office:value="0.0006414543124663" calcext:value-type="float">
            <text:p>6.41454312466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AREA-(mm2) <text:s text:c="16"/></text:p>
          </table:table-cell>
          <table:table-cell office:value-type="float" office:value="0.000000009226462346704" calcext:value-type="float">
            <text:p>9.22646234670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1:11:55.56" calcext:value-type="date">
            <text:p>2023-10-05 11:11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963240770 seconds.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4) BUTTERFLY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TOTAL-INTERPOLATED-POINTS <text:s text:c="9"/></text:p>
          </table:table-cell>
          <table:table-cell office:value-type="float" office:value="35656" calcext:value-type="float">
            <text:p>3.56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-(mm) <text:s text:c="14"/></text:p>
          </table:table-cell>
          <table:table-cell office:value-type="float" office:value="0.001938859834664" calcext:value-type="float">
            <text:p>1.93885983466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TOT-INTERPOL-PNTS <text:s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LENGTH-(mm) <text:s text:c="15"/></text:p>
          </table:table-cell>
          <table:table-cell office:value-type="float" office:value="356.074850687" calcext:value-type="float">
            <text:p>3.56074850687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LENGTH-(mm) <text:s text:c="13"/></text:p>
          </table:table-cell>
          <table:table-cell office:value-type="float" office:value="356.0747025702" calcext:value-type="float">
            <text:p>3.56074702570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DIFF-ARC-LENGTH-CHORD-LENGTH-(mm) <text:s/></text:p>
          </table:table-cell>
          <table:table-cell office:value-type="float" office:value="0.0001481168304736" calcext:value-type="float">
            <text:p>1.4811683047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PCNT-DIFF-ARC-CHORD-LENGTH <text:s text:c="8"/></text:p>
          </table:table-cell>
          <table:table-cell office:value-type="float" office:value="0.00004159710526812" calcext:value-type="float">
            <text:p>4.15971052681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THETA-(rad) <text:s text:c="15"/></text:p>
          </table:table-cell>
          <table:table-cell office:value-type="float" office:value="22.12404302532" calcext:value-type="float">
            <text:p>2.2124043025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-(mm2) <text:s text:c="16"/></text:p>
          </table:table-cell>
          <table:table-cell office:value-type="float" office:value="0.0001758667624644" calcext:value-type="float">
            <text:p>1.75866762464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/SUM-CHORD-LENGTH <text:s text:c="5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ERROR-(mm) <text:s text:c="14"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LENGTH-(mm) <text:s text:c="15"/></text:p>
          </table:table-cell>
          <table:table-cell office:value-type="float" office:value="0.009986673697574" calcext:value-type="float">
            <text:p>9.9866736975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LENGTH-(mm) <text:s text:c="13"/></text:p>
          </table:table-cell>
          <table:table-cell office:value-type="float" office:value="0.009986669543407" calcext:value-type="float">
            <text:p>9.9866695434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THETA-(rad) <text:s text:c="15"/></text:p>
          </table:table-cell>
          <table:table-cell office:value-type="float" office:value="0.0006205032400874" calcext:value-type="float">
            <text:p>6.2050324008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AREA-(mm2) <text:s text:c="16"/></text:p>
          </table:table-cell>
          <table:table-cell office:value-type="float" office:value="0.000000004932457228003" calcext:value-type="float">
            <text:p>4.93245722800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41:31.99" calcext:value-type="date">
            <text:p>2023-10-05 15:41:31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14.21921887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TOTAL-INTERPOLATED-POINTS <text:s text:c="9"/></text:p>
          </table:table-cell>
          <table:table-cell office:value-type="float" office:value="18029" calcext:value-type="float">
            <text:p>1.802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-(mm) <text:s text:c="14"/></text:p>
          </table:table-cell>
          <table:table-cell office:value-type="float" office:value="0.003534046223178" calcext:value-type="float">
            <text:p>3.534046223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TOT-INTERPOL-PNTS <text:s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LENGTH-(mm) <text:s text:c="15"/></text:p>
          </table:table-cell>
          <table:table-cell office:value-type="float" office:value="356.0738974072" calcext:value-type="float">
            <text:p>3.56073897407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LENGTH-(mm) <text:s text:c="13"/></text:p>
          </table:table-cell>
          <table:table-cell office:value-type="float" office:value="356.0737108999" calcext:value-type="float">
            <text:p>3.5607371089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DIFF-ARC-LENGTH-CHORD-LENGTH-(mm) <text:s/></text:p>
          </table:table-cell>
          <table:table-cell office:value-type="float" office:value="0.0001865072539431" calcext:value-type="float">
            <text:p>1.8650725394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PCNT-DIFF-ARC-CHORD-LENGTH <text:s text:c="8"/></text:p>
          </table:table-cell>
          <table:table-cell office:value-type="float" office:value="0.00005237880543932" calcext:value-type="float">
            <text:p>5.23788054393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THETA-(rad) <text:s text:c="15"/></text:p>
          </table:table-cell>
          <table:table-cell office:value-type="float" office:value="22.12055105865" calcext:value-type="float">
            <text:p>2.212055105865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-(mm2) <text:s text:c="16"/></text:p>
          </table:table-cell>
          <table:table-cell office:value-type="float" office:value="0.0006462621773264" calcext:value-type="float">
            <text:p>6.4626217732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/SUM-CHORD-LENGTH <text:s text:c="5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ERROR-(mm) <text:s text:c="14"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LENGTH-(mm) <text:s text:c="15"/></text:p>
          </table:table-cell>
          <table:table-cell office:value-type="float" office:value="0.01975115916392" calcext:value-type="float">
            <text:p>1.97511591639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LENGTH-(mm) <text:s text:c="13"/></text:p>
          </table:table-cell>
          <table:table-cell office:value-type="float" office:value="0.0197511488185" calcext:value-type="float">
            <text:p>1.97511488185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THETA-(rad) <text:s text:c="15"/></text:p>
          </table:table-cell>
          <table:table-cell office:value-type="float" office:value="0.001227010819761" calcext:value-type="float">
            <text:p>1.22701081976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AREA-(mm2) <text:s text:c="16"/></text:p>
          </table:table-cell>
          <table:table-cell office:value-type="float" office:value="0.00000003584769122068" calcext:value-type="float">
            <text:p>3.58476912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1:33.01" calcext:value-type="date">
            <text:p>2023-10-05 15:51:33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8.188216860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TOTAL-INTERPOLATED-POINTS <text:s text:c="9"/></text:p>
          </table:table-cell>
          <table:table-cell office:value-type="float" office:value="12343" calcext:value-type="float">
            <text:p>1.234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-(mm) <text:s text:c="14"/></text:p>
          </table:table-cell>
          <table:table-cell office:value-type="float" office:value="0.004846582536157" calcext:value-type="float">
            <text:p>4.84658253615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TOT-INTERPOL-PNTS <text:s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LENGTH-(mm) <text:s text:c="15"/></text:p>
          </table:table-cell>
          <table:table-cell office:value-type="float" office:value="356.0730284349" calcext:value-type="float">
            <text:p>3.56073028434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LENGTH-(mm) <text:s text:c="13"/></text:p>
          </table:table-cell>
          <table:table-cell office:value-type="float" office:value="356.0727930088" calcext:value-type="float">
            <text:p>3.56072793008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DIFF-ARC-LENGTH-CHORD-LENGTH-(mm) <text:s/></text:p>
          </table:table-cell>
          <table:table-cell office:value-type="float" office:value="0.0002354260789161" calcext:value-type="float">
            <text:p>2.35426078916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PCNT-DIFF-ARC-CHORD-LENGTH <text:s text:c="8"/></text:p>
          </table:table-cell>
          <table:table-cell office:value-type="float" office:value="0.00006611735799" calcext:value-type="float">
            <text:p>6.61173579900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THETA-(rad) <text:s text:c="15"/></text:p>
          </table:table-cell>
          <table:table-cell office:value-type="float" office:value="22.11618559661" calcext:value-type="float">
            <text:p>2.21161855966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-(mm2) <text:s text:c="16"/></text:p>
          </table:table-cell>
          <table:table-cell office:value-type="float" office:value="0.00129893207359" calcext:value-type="float">
            <text:p>1.298932073590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/SUM-CHORD-LENGTH <text:s text:c="5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ERROR-(mm) <text:s text:c="14"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LENGTH-(mm) <text:s text:c="15"/></text:p>
          </table:table-cell>
          <table:table-cell office:value-type="float" office:value="0.02885051275603" calcext:value-type="float">
            <text:p>2.88505127560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LENGTH-(mm) <text:s text:c="13"/></text:p>
          </table:table-cell>
          <table:table-cell office:value-type="float" office:value="0.02885049368083" calcext:value-type="float">
            <text:p>2.8850493680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THETA-(rad) <text:s text:c="15"/></text:p>
          </table:table-cell>
          <table:table-cell office:value-type="float" office:value="0.001791945032946" calcext:value-type="float">
            <text:p>1.79194503294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AREA-(mm2) <text:s text:c="16"/></text:p>
          </table:table-cell>
          <table:table-cell office:value-type="float" office:value="0.0000001052448609294" calcext:value-type="float">
            <text:p>1.0524486092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7:25.19" calcext:value-type="date">
            <text:p>2023-10-05 15:57:2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66769181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TOTAL-INTERPOLATED-POINTS <text:s text:c="9"/></text:p>
          </table:table-cell>
          <table:table-cell office:value-type="float" office:value="9732" calcext:value-type="float">
            <text:p>9.73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-(mm) <text:s text:c="14"/></text:p>
          </table:table-cell>
          <table:table-cell office:value-type="float" office:value="0.005851472692902" calcext:value-type="float">
            <text:p>5.85147269290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TOT-INTERPOL-PNTS <text:s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LENGTH-(mm) <text:s text:c="15"/></text:p>
          </table:table-cell>
          <table:table-cell office:value-type="float" office:value="356.0734306512" calcext:value-type="float">
            <text:p>3.560734306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LENGTH-(mm) <text:s text:c="13"/></text:p>
          </table:table-cell>
          <table:table-cell office:value-type="float" office:value="356.0731526728" calcext:value-type="float">
            <text:p>3.5607315267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DIFF-ARC-LENGTH-CHORD-LENGTH-(mm) <text:s/></text:p>
          </table:table-cell>
          <table:table-cell office:value-type="float" office:value="0.0002779783607707" calcext:value-type="float">
            <text:p>2.77978360770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PCNT-DIFF-ARC-CHORD-LENGTH <text:s text:c="8"/></text:p>
          </table:table-cell>
          <table:table-cell office:value-type="float" office:value="0.00007806770650153" calcext:value-type="float">
            <text:p>7.8067706501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THETA-(rad) <text:s text:c="15"/></text:p>
          </table:table-cell>
          <table:table-cell office:value-type="float" office:value="22.11929011631" calcext:value-type="float">
            <text:p>2.21192901163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-(mm2) <text:s text:c="16"/></text:p>
          </table:table-cell>
          <table:table-cell office:value-type="float" office:value="0.002003665777961" calcext:value-type="float">
            <text:p>2.003665777961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/SUM-CHORD-LENGTH <text:s text:c="5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ERROR-(mm) <text:s text:c="14"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LENGTH-(mm) <text:s text:c="15"/></text:p>
          </table:table-cell>
          <table:table-cell office:value-type="float" office:value="0.03659165868371" calcext:value-type="float">
            <text:p>3.65916586837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LENGTH-(mm) <text:s text:c="13"/></text:p>
          </table:table-cell>
          <table:table-cell office:value-type="float" office:value="0.03659163011744" calcext:value-type="float">
            <text:p>3.6591630117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THETA-(rad) <text:s text:c="15"/></text:p>
          </table:table-cell>
          <table:table-cell office:value-type="float" office:value="0.002273074721643" calcext:value-type="float">
            <text:p>2.2730747216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AREA-(mm2) <text:s text:c="16"/></text:p>
          </table:table-cell>
          <table:table-cell office:value-type="float" office:value="0.0000002059054339699" calcext:value-type="float">
            <text:p>2.05905433969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00:57.51" calcext:value-type="date">
            <text:p>2023-10-05 16:00:5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0.54266404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5) SKEWEDASTROI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TOTAL-INTERPOLATED-POINTS <text:s text:c="9"/></text:p>
          </table:table-cell>
          <table:table-cell office:value-type="float" office:value="116194" calcext:value-type="float">
            <text:p>1.161940000000E+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-(mm) <text:s text:c="14"/></text:p>
          </table:table-cell>
          <table:table-cell office:value-type="float" office:value="0.0005163683043374" calcext:value-type="float">
            <text:p>5.1636830433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TOT-INTERPOL-PNTS <text:s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LENGTH-(mm) <text:s text:c="15"/></text:p>
          </table:table-cell>
          <table:table-cell office:value-type="float" office:value="1161.845691077" calcext:value-type="float">
            <text:p>1.161845691077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LENGTH-(mm) <text:s text:c="13"/></text:p>
          </table:table-cell>
          <table:table-cell office:value-type="float" office:value="445.7142858819" calcext:value-type="float">
            <text:p>4.45714285881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DIFF-ARC-LENGTH-CHORD-LENGTH-(mm) <text:s/></text:p>
          </table:table-cell>
          <table:table-cell office:value-type="float" office:value="716.1314051951" calcext:value-type="float">
            <text:p>7.1613140519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PCNT-DIFF-ARC-CHORD-LENGTH <text:s text:c="8"/></text:p>
          </table:table-cell>
          <table:table-cell office:value-type="float" office:value="61.63739390653" calcext:value-type="float">
            <text:p>6.16373939065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THETA-(rad) <text:s text:c="15"/></text:p>
          </table:table-cell>
          <table:table-cell office:value-type="float" office:value="8.421542473789" calcext:value-type="float">
            <text:p>8.42154247378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-(mm2) <text:s text:c="16"/></text:p>
          </table:table-cell>
          <table:table-cell office:value-type="float" office:value="0.00004343191363991" calcext:value-type="float">
            <text:p>4.34319136399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/SUM-CHORD-LENGTH <text:s text:c="5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ERROR-(mm) <text:s text:c="14"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LENGTH-(mm) <text:s text:c="15"/></text:p>
          </table:table-cell>
          <table:table-cell office:value-type="float" office:value="0.009999274406178" calcext:value-type="float">
            <text:p>9.999274406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LENGTH-(mm) <text:s text:c="13"/></text:p>
          </table:table-cell>
          <table:table-cell office:value-type="float" office:value="0.003835982252648" calcext:value-type="float">
            <text:p>3.83598225264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THETA-(rad) <text:s text:c="15"/></text:p>
          </table:table-cell>
          <table:table-cell office:value-type="float" office:value="0.00007247891416685" calcext:value-type="float">
            <text:p>7.247891416685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AREA-(mm2) <text:s text:c="16"/></text:p>
          </table:table-cell>
          <table:table-cell office:value-type="float" office:value="0.0000000003737911375032" calcext:value-type="float">
            <text:p>3.73791137503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07:27.47" calcext:value-type="date">
            <text:p>2023-10-06 07:07:2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8.427006969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TOTAL-INTERPOLATED-POINTS <text:s text:c="9"/></text:p>
          </table:table-cell>
          <table:table-cell office:value-type="float" office:value="58102" calcext:value-type="float">
            <text:p>5.8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-(mm) <text:s text:c="14"/></text:p>
          </table:table-cell>
          <table:table-cell office:value-type="float" office:value="0.001032591177038" calcext:value-type="float">
            <text:p>1.03259117703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TOT-INTERPOL-PNTS <text:s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LENGTH-(mm) <text:s text:c="15"/></text:p>
          </table:table-cell>
          <table:table-cell office:value-type="float" office:value="1161.851349542" calcext:value-type="float">
            <text:p>1.161851349542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LENGTH-(mm) <text:s text:c="13"/></text:p>
          </table:table-cell>
          <table:table-cell office:value-type="float" office:value="445.7142855374" calcext:value-type="float">
            <text:p>4.4571428553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DIFF-ARC-LENGTH-CHORD-LENGTH-(mm) <text:s/></text:p>
          </table:table-cell>
          <table:table-cell office:value-type="float" office:value="716.1370640044" calcext:value-type="float">
            <text:p>7.1613706400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PCNT-DIFF-ARC-CHORD-LENGTH <text:s text:c="8"/></text:p>
          </table:table-cell>
          <table:table-cell office:value-type="float" office:value="61.63758077028" calcext:value-type="float">
            <text:p>6.16375807702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THETA-(rad) <text:s text:c="15"/></text:p>
          </table:table-cell>
          <table:table-cell office:value-type="float" office:value="8.421464824576" calcext:value-type="float">
            <text:p>8.42146482457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-(mm2) <text:s text:c="16"/></text:p>
          </table:table-cell>
          <table:table-cell office:value-type="float" office:value="0.0001736583480748" calcext:value-type="float">
            <text:p>1.7365834807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/SUM-CHORD-LENGTH <text:s text:c="5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ERROR-(mm) <text:s text:c="14"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LENGTH-(mm) <text:s text:c="15"/></text:p>
          </table:table-cell>
          <table:table-cell office:value-type="float" office:value="0.0199970972882" calcext:value-type="float">
            <text:p>1.99970972882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LENGTH-(mm) <text:s text:c="13"/></text:p>
          </table:table-cell>
          <table:table-cell office:value-type="float" office:value="0.007671370295474" calcext:value-type="float">
            <text:p>7.6713702954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THETA-(rad) <text:s text:c="15"/></text:p>
          </table:table-cell>
          <table:table-cell office:value-type="float" office:value="0.0001449452647042" calcext:value-type="float">
            <text:p>1.44945264704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AREA-(mm2) <text:s text:c="16"/></text:p>
          </table:table-cell>
          <table:table-cell office:value-type="float" office:value="0.000000002988904632878" calcext:value-type="float">
            <text:p>2.988904632878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1:22.94" calcext:value-type="date">
            <text:p>2023-10-06 07:11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305250287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TOTAL-INTERPOLATED-POINTS <text:s text:c="9"/></text:p>
          </table:table-cell>
          <table:table-cell office:value-type="float" office:value="38738" calcext:value-type="float">
            <text:p>3.873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-(mm) <text:s text:c="14"/></text:p>
          </table:table-cell>
          <table:table-cell office:value-type="float" office:value="0.001548668518105" calcext:value-type="float">
            <text:p>1.5486685181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TOT-INTERPOL-PNTS <text:s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LENGTH-(mm) <text:s text:c="15"/></text:p>
          </table:table-cell>
          <table:table-cell office:value-type="float" office:value="1161.856975395" calcext:value-type="float">
            <text:p>1.161856975395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LENGTH-(mm) <text:s text:c="13"/></text:p>
          </table:table-cell>
          <table:table-cell office:value-type="float" office:value="445.7142846207" calcext:value-type="float">
            <text:p>4.45714284620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DIFF-ARC-LENGTH-CHORD-LENGTH-(mm) <text:s/></text:p>
          </table:table-cell>
          <table:table-cell office:value-type="float" office:value="716.1426907744" calcext:value-type="float">
            <text:p>7.1614269077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PCNT-DIFF-ARC-CHORD-LENGTH <text:s text:c="8"/></text:p>
          </table:table-cell>
          <table:table-cell office:value-type="float" office:value="61.63776660469" calcext:value-type="float">
            <text:p>6.16377666046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THETA-(rad) <text:s text:c="15"/></text:p>
          </table:table-cell>
          <table:table-cell office:value-type="float" office:value="8.421387277982" calcext:value-type="float">
            <text:p>8.42138727798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-(mm2) <text:s text:c="16"/></text:p>
          </table:table-cell>
          <table:table-cell office:value-type="float" office:value="0.0003905753943512" calcext:value-type="float">
            <text:p>3.90575394351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/SUM-CHORD-LENGTH <text:s text:c="5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ERROR-(mm) <text:s text:c="14"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LENGTH-(mm) <text:s text:c="15"/></text:p>
          </table:table-cell>
          <table:table-cell office:value-type="float" office:value="0.02999346814144" calcext:value-type="float">
            <text:p>2.9993468141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LENGTH-(mm) <text:s text:c="13"/></text:p>
          </table:table-cell>
          <table:table-cell office:value-type="float" office:value="0.01150616425177" calcext:value-type="float">
            <text:p>1.15061642517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THETA-(rad) <text:s text:c="15"/></text:p>
          </table:table-cell>
          <table:table-cell office:value-type="float" office:value="0.00021739905718" calcext:value-type="float">
            <text:p>2.17399057180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AREA-(mm2) <text:s text:c="16"/></text:p>
          </table:table-cell>
          <table:table-cell office:value-type="float" office:value="0.00000001008274761471" calcext:value-type="float">
            <text:p>1.00827476147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5:01.07" calcext:value-type="date">
            <text:p>2023-10-06 07:15:0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2.91030122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TOTAL-INTERPOLATED-POINTS <text:s text:c="9"/></text:p>
          </table:table-cell>
          <table:table-cell office:value-type="float" office:value="29056" calcext:value-type="float">
            <text:p>2.90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-(mm) <text:s text:c="14"/></text:p>
          </table:table-cell>
          <table:table-cell office:value-type="float" office:value="0.002064600313211" calcext:value-type="float">
            <text:p>2.06460031321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TOT-INTERPOL-PNTS <text:s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LENGTH-(mm) <text:s text:c="15"/></text:p>
          </table:table-cell>
          <table:table-cell office:value-type="float" office:value="1161.862568638" calcext:value-type="float">
            <text:p>1.161862568638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LENGTH-(mm) <text:s text:c="13"/></text:p>
          </table:table-cell>
          <table:table-cell office:value-type="float" office:value="445.7142831748" calcext:value-type="float">
            <text:p>4.4571428317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DIFF-ARC-LENGTH-CHORD-LENGTH-(mm) <text:s/></text:p>
          </table:table-cell>
          <table:table-cell office:value-type="float" office:value="716.1482854628" calcext:value-type="float">
            <text:p>7.1614828546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PCNT-DIFF-ARC-CHORD-LENGTH <text:s text:c="8"/></text:p>
          </table:table-cell>
          <table:table-cell office:value-type="float" office:value="61.63795140613" calcext:value-type="float">
            <text:p>6.16379514061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THETA-(rad) <text:s text:c="15"/></text:p>
          </table:table-cell>
          <table:table-cell office:value-type="float" office:value="8.421309770499" calcext:value-type="float">
            <text:p>8.42130977049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-(mm2) <text:s text:c="16"/></text:p>
          </table:table-cell>
          <table:table-cell office:value-type="float" office:value="0.0006940792041172" calcext:value-type="float">
            <text:p>6.94079204117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/SUM-CHORD-LENGTH <text:s text:c="5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ERROR-(mm) <text:s text:c="14"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LENGTH-(mm) <text:s text:c="15"/></text:p>
          </table:table-cell>
          <table:table-cell office:value-type="float" office:value="0.03998838646145" calcext:value-type="float">
            <text:p>3.99883864614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LENGTH-(mm) <text:s text:c="13"/></text:p>
          </table:table-cell>
          <table:table-cell office:value-type="float" office:value="0.01534036424625" calcext:value-type="float">
            <text:p>1.53403642462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THETA-(rad) <text:s text:c="15"/></text:p>
          </table:table-cell>
          <table:table-cell office:value-type="float" office:value="0.000289840294975" calcext:value-type="float">
            <text:p>2.89840294975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AREA-(mm2) <text:s text:c="16"/></text:p>
          </table:table-cell>
          <table:table-cell office:value-type="float" office:value="0.00000002388845995929" calcext:value-type="float">
            <text:p>2.3888459959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21:09.44" calcext:value-type="date">
            <text:p>2023-10-06 07:21:0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66365656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6) SNAILSHEL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TOTAL-INTERPOLATED-POINTS <text:s text:c="9"/></text:p>
          </table:table-cell>
          <table:table-cell office:value-type="float" office:value="15621" calcext:value-type="float">
            <text:p>1.562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-(mm) <text:s text:c="14"/></text:p>
          </table:table-cell>
          <table:table-cell office:value-type="float" office:value="0.005115139395656" calcext:value-type="float">
            <text:p>5.1151393956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TOT-INTERPOL-PNTS <text:s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LENGTH-(mm) <text:s text:c="15"/></text:p>
          </table:table-cell>
          <table:table-cell office:value-type="float" office:value="138.5725614787" calcext:value-type="float">
            <text:p>1.38572561478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LENGTH-(mm) <text:s text:c="13"/></text:p>
          </table:table-cell>
          <table:table-cell office:value-type="float" office:value="138.5595406106" calcext:value-type="float">
            <text:p>1.3855954061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DIFF-ARC-LENGTH-CHORD-LENGTH-(mm) <text:s/></text:p>
          </table:table-cell>
          <table:table-cell office:value-type="float" office:value="0.01302086811782" calcext:value-type="float">
            <text:p>1.30208681178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PCNT-DIFF-ARC-CHORD-LENGTH <text:s text:c="8"/></text:p>
          </table:table-cell>
          <table:table-cell office:value-type="float" office:value="0.009396425943836" calcext:value-type="float">
            <text:p>9.396425943836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THETA-(rad) <text:s text:c="15"/></text:p>
          </table:table-cell>
          <table:table-cell office:value-type="float" office:value="18.9456215008" calcext:value-type="float">
            <text:p>1.89456215008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-(mm2) <text:s text:c="16"/></text:p>
          </table:table-cell>
          <table:table-cell office:value-type="float" office:value="0.0001070830851582" calcext:value-type="float">
            <text:p>1.0708308515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/SUM-CHORD-LENGTH <text:s text:c="5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ERROR-(mm) <text:s text:c="14"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LENGTH-(mm) <text:s text:c="15"/></text:p>
          </table:table-cell>
          <table:table-cell office:value-type="float" office:value="0.008871482809134" calcext:value-type="float">
            <text:p>8.87148280913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LENGTH-(mm) <text:s text:c="13"/></text:p>
          </table:table-cell>
          <table:table-cell office:value-type="float" office:value="0.008870649206822" calcext:value-type="float">
            <text:p>8.870649206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THETA-(rad) <text:s text:c="15"/></text:p>
          </table:table-cell>
          <table:table-cell office:value-type="float" office:value="0.001212907906581" calcext:value-type="float">
            <text:p>1.2129079065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AREA-(mm2) <text:s text:c="16"/></text:p>
          </table:table-cell>
          <table:table-cell office:value-type="float" office:value="0.000000006855511213715" calcext:value-type="float">
            <text:p>6.85551121371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15:58.71" calcext:value-type="date">
            <text:p>2023-10-05 16:15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7.308275283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TOTAL-INTERPOLATED-POINTS <text:s text:c="9"/></text:p>
          </table:table-cell>
          <table:table-cell office:value-type="float" office:value="9883" calcext:value-type="float">
            <text:p>9.88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-(mm) <text:s text:c="14"/></text:p>
          </table:table-cell>
          <table:table-cell office:value-type="float" office:value="0.006269762299809" calcext:value-type="float">
            <text:p>6.26976229980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TOT-INTERPOL-PNTS <text:s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LENGTH-(mm) <text:s text:c="15"/></text:p>
          </table:table-cell>
          <table:table-cell office:value-type="float" office:value="138.582355888" calcext:value-type="float">
            <text:p>1.3858235588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LENGTH-(mm) <text:s text:c="13"/></text:p>
          </table:table-cell>
          <table:table-cell office:value-type="float" office:value="138.5613905727" calcext:value-type="float">
            <text:p>1.3856139057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DIFF-ARC-LENGTH-CHORD-LENGTH-(mm) <text:s/></text:p>
          </table:table-cell>
          <table:table-cell office:value-type="float" office:value="0.02096531529295" calcext:value-type="float">
            <text:p>2.09653152929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PCNT-DIFF-ARC-CHORD-LENGTH <text:s text:c="8"/></text:p>
          </table:table-cell>
          <table:table-cell office:value-type="float" office:value="0.01512841599395" calcext:value-type="float">
            <text:p>1.512841599395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THETA-(rad) <text:s text:c="15"/></text:p>
          </table:table-cell>
          <table:table-cell office:value-type="float" office:value="18.94533592343" calcext:value-type="float">
            <text:p>1.8945335923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-(mm2) <text:s text:c="16"/></text:p>
          </table:table-cell>
          <table:table-cell office:value-type="float" office:value="0.0003068808285119" calcext:value-type="float">
            <text:p>3.068808285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/SUM-CHORD-LENGTH <text:s text:c="5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ERROR-(mm) <text:s text:c="14"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LENGTH-(mm) <text:s text:c="15"/></text:p>
          </table:table-cell>
          <table:table-cell office:value-type="float" office:value="0.01402371543089" calcext:value-type="float">
            <text:p>1.40237154308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LENGTH-(mm) <text:s text:c="13"/></text:p>
          </table:table-cell>
          <table:table-cell office:value-type="float" office:value="0.01402159386488" calcext:value-type="float">
            <text:p>1.40215938648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THETA-(rad) <text:s text:c="15"/></text:p>
          </table:table-cell>
          <table:table-cell office:value-type="float" office:value="0.001917156033539" calcext:value-type="float">
            <text:p>1.91715603353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AREA-(mm2) <text:s text:c="16"/></text:p>
          </table:table-cell>
          <table:table-cell office:value-type="float" office:value="0.00000003105452626107" calcext:value-type="float">
            <text:p>3.1054526261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2:11.99" calcext:value-type="date">
            <text:p>2023-10-06 06:42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4.1750098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TOTAL-INTERPOLATED-POINTS <text:s text:c="9"/></text:p>
          </table:table-cell>
          <table:table-cell office:value-type="float" office:value="8370" calcext:value-type="float">
            <text:p>8.37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-(mm) <text:s text:c="14"/></text:p>
          </table:table-cell>
          <table:table-cell office:value-type="float" office:value="0.006764496555494" calcext:value-type="float">
            <text:p>6.76449655549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TOT-INTERPOL-PNTS <text:s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LENGTH-(mm) <text:s text:c="15"/></text:p>
          </table:table-cell>
          <table:table-cell office:value-type="float" office:value="138.5855208343" calcext:value-type="float">
            <text:p>1.3858552083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LENGTH-(mm) <text:s text:c="13"/></text:p>
          </table:table-cell>
          <table:table-cell office:value-type="float" office:value="138.5601641834" calcext:value-type="float">
            <text:p>1.3856016418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DIFF-ARC-LENGTH-CHORD-LENGTH-(mm) <text:s/></text:p>
          </table:table-cell>
          <table:table-cell office:value-type="float" office:value="0.0253566509806" calcext:value-type="float">
            <text:p>2.53566509806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PCNT-DIFF-ARC-CHORD-LENGTH <text:s text:c="8"/></text:p>
          </table:table-cell>
          <table:table-cell office:value-type="float" office:value="0.01829675338949" calcext:value-type="float">
            <text:p>1.82967533894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THETA-(rad) <text:s text:c="15"/></text:p>
          </table:table-cell>
          <table:table-cell office:value-type="float" office:value="18.94325318416" calcext:value-type="float">
            <text:p>1.89432531841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-(mm2) <text:s text:c="16"/></text:p>
          </table:table-cell>
          <table:table-cell office:value-type="float" office:value="0.0005164360050036" calcext:value-type="float">
            <text:p>5.16436005003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/SUM-CHORD-LENGTH <text:s text:c="5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ERROR-(mm) <text:s text:c="14"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LENGTH-(mm) <text:s text:c="15"/></text:p>
          </table:table-cell>
          <table:table-cell office:value-type="float" office:value="0.01655938831812" calcext:value-type="float">
            <text:p>1.65593883181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LENGTH-(mm) <text:s text:c="13"/></text:p>
          </table:table-cell>
          <table:table-cell office:value-type="float" office:value="0.01655635848768" calcext:value-type="float">
            <text:p>1.6556358487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THETA-(rad) <text:s text:c="15"/></text:p>
          </table:table-cell>
          <table:table-cell office:value-type="float" office:value="0.00226350259101" calcext:value-type="float">
            <text:p>2.26350259101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AREA-(mm2) <text:s text:c="16"/></text:p>
          </table:table-cell>
          <table:table-cell office:value-type="float" office:value="0.00000006170820946393" calcext:value-type="float">
            <text:p>6.1708209463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5:22.38" calcext:value-type="date">
            <text:p>2023-10-06 06:45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9.29516054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TOTAL-INTERPOLATED-POINTS <text:s text:c="9"/></text:p>
          </table:table-cell>
          <table:table-cell office:value-type="float" office:value="7766" calcext:value-type="float">
            <text:p>7.766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-(mm) <text:s text:c="14"/></text:p>
          </table:table-cell>
          <table:table-cell office:value-type="float" office:value="0.007045829082053" calcext:value-type="float">
            <text:p>7.04582908205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TOT-INTERPOL-PNTS <text:s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LENGTH-(mm) <text:s text:c="15"/></text:p>
          </table:table-cell>
          <table:table-cell office:value-type="float" office:value="138.5878579474" calcext:value-type="float">
            <text:p>1.3858785794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LENGTH-(mm) <text:s text:c="13"/></text:p>
          </table:table-cell>
          <table:table-cell office:value-type="float" office:value="138.5598862029" calcext:value-type="float">
            <text:p>1.3855988620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DIFF-ARC-LENGTH-CHORD-LENGTH-(mm) <text:s/></text:p>
          </table:table-cell>
          <table:table-cell office:value-type="float" office:value="0.02797174444973" calcext:value-type="float">
            <text:p>2.7971744449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PCNT-DIFF-ARC-CHORD-LENGTH <text:s text:c="8"/></text:p>
          </table:table-cell>
          <table:table-cell office:value-type="float" office:value="0.02018340196899" calcext:value-type="float">
            <text:p>2.01834019689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THETA-(rad) <text:s text:c="15"/></text:p>
          </table:table-cell>
          <table:table-cell office:value-type="float" office:value="18.9423205727" calcext:value-type="float">
            <text:p>1.89423205727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-(mm2) <text:s text:c="16"/></text:p>
          </table:table-cell>
          <table:table-cell office:value-type="float" office:value="0.0007283849492346" calcext:value-type="float">
            <text:p>7.28384949234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/SUM-CHORD-LENGTH <text:s text:c="5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ERROR-(mm) <text:s text:c="14"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LENGTH-(mm) <text:s text:c="15"/></text:p>
          </table:table-cell>
          <table:table-cell office:value-type="float" office:value="0.01784776019928" calcext:value-type="float">
            <text:p>1.78477601992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LENGTH-(mm) <text:s text:c="13"/></text:p>
          </table:table-cell>
          <table:table-cell office:value-type="float" office:value="0.01784415791409" calcext:value-type="float">
            <text:p>1.78441579140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THETA-(rad) <text:s text:c="15"/></text:p>
          </table:table-cell>
          <table:table-cell office:value-type="float" office:value="0.002439448882512" calcext:value-type="float">
            <text:p>2.43944888251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AREA-(mm2) <text:s text:c="16"/></text:p>
          </table:table-cell>
          <table:table-cell office:value-type="float" office:value="0.00000009380359938629" calcext:value-type="float">
            <text:p>9.3803599386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50:28.67" calcext:value-type="date">
            <text:p>2023-10-06 06:50:2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062536810 seconds.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7) RIBBON-1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-(mm) <text:s text:c="14"/></text:p>
          </table:table-cell>
          <table:table-cell office:value-type="float" office:value="0.007331686925442" calcext:value-type="float">
            <text:p>7.33168692544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TOT-INTERPOL-PNTS <text:s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LENGTH-(mm) <text:s text:c="15"/></text:p>
          </table:table-cell>
          <table:table-cell office:value-type="float" office:value="3.802699021307" calcext:value-type="float">
            <text:p>3.80269902130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LENGTH-(mm) <text:s text:c="13"/></text:p>
          </table:table-cell>
          <table:table-cell office:value-type="float" office:value="15.21079586306" calcext:value-type="float">
            <text:p>1.52107958630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DIFF-ARC-LENGTH-CHORD-LENGTH-(mm) <text:s/></text:p>
          </table:table-cell>
          <table:table-cell office:value-type="float" office:value="-11.40809684176" calcext:value-type="float">
            <text:p>-1.14080968417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PCNT-DIFF-ARC-CHORD-LENGTH <text:s text:c="8"/></text:p>
          </table:table-cell>
          <table:table-cell office:value-type="float" office:value="-299.9999941577" calcext:value-type="float">
            <text:p>-2.999999941577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THETA-(rad) <text:s text:c="15"/></text:p>
          </table:table-cell>
          <table:table-cell office:value-type="float" office:value="5.446619853644" calcext:value-type="float">
            <text:p>5.44661985364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-(mm2) <text:s text:c="16"/></text:p>
          </table:table-cell>
          <table:table-cell office:value-type="float" office:value="0.000001338515095667" calcext:value-type="float">
            <text:p>1.338515095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/SUM-CHORD-LENGTH <text:s text:c="5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ERROR-(mm) <text:s text:c="14"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LENGTH-(mm) <text:s text:c="15"/></text:p>
          </table:table-cell>
          <table:table-cell office:value-type="float" office:value="0.0005173740165044" calcext:value-type="float">
            <text:p>5.17374016504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LENGTH-(mm) <text:s text:c="13"/></text:p>
          </table:table-cell>
          <table:table-cell office:value-type="float" office:value="0.002069496035791" calcext:value-type="float">
            <text:p>2.06949603579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THETA-(rad) <text:s text:c="15"/></text:p>
          </table:table-cell>
          <table:table-cell office:value-type="float" office:value="0.0007410367147815" calcext:value-type="float">
            <text:p>7.41036714781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AREA-(mm2) <text:s text:c="16"/></text:p>
          </table:table-cell>
          <table:table-cell office:value-type="float" office:value="0.0000000001821108973696" calcext:value-type="float">
            <text:p>1.821108973696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46:41.47" calcext:value-type="date">
            <text:p>2023-10-06 14:46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65.683135834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TOTAL-INTERPOLATED-POINTS <text:s text:c="9"/></text:p>
          </table:table-cell>
          <table:table-cell office:value-type="float" office:value="7352" calcext:value-type="float">
            <text:p>7.35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-(mm) <text:s text:c="14"/></text:p>
          </table:table-cell>
          <table:table-cell office:value-type="float" office:value="0.00733065000196" calcext:value-type="float">
            <text:p>7.3306500019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TOT-INTERPOL-PNTS <text:s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LENGTH-(mm) <text:s text:c="15"/></text:p>
          </table:table-cell>
          <table:table-cell office:value-type="float" office:value="3.802672335504" calcext:value-type="float">
            <text:p>3.80267233550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LENGTH-(mm) <text:s text:c="13"/></text:p>
          </table:table-cell>
          <table:table-cell office:value-type="float" office:value="15.21068903483" calcext:value-type="float">
            <text:p>1.52106890348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DIFF-ARC-LENGTH-CHORD-LENGTH-(mm) <text:s/></text:p>
          </table:table-cell>
          <table:table-cell office:value-type="float" office:value="-11.40801669932" calcext:value-type="float">
            <text:p>-1.1408016699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PCNT-DIFF-ARC-CHORD-LENGTH <text:s text:c="8"/></text:p>
          </table:table-cell>
          <table:table-cell office:value-type="float" office:value="-299.9999919218" calcext:value-type="float">
            <text:p>-2.999999919218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THETA-(rad) <text:s text:c="15"/></text:p>
          </table:table-cell>
          <table:table-cell office:value-type="float" office:value="5.446616685362" calcext:value-type="float">
            <text:p>5.44661668536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-(mm2) <text:s text:c="16"/></text:p>
          </table:table-cell>
          <table:table-cell office:value-type="float" office:value="0.000001338121185915" calcext:value-type="float">
            <text:p>1.33812118591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/SUM-CHORD-LENGTH <text:s text:c="5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ERROR-(mm) <text:s text:c="14"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LENGTH-(mm) <text:s text:c="15"/></text:p>
          </table:table-cell>
          <table:table-cell office:value-type="float" office:value="0.0005173000048298" calcext:value-type="float">
            <text:p>5.17300004829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LENGTH-(mm) <text:s text:c="13"/></text:p>
          </table:table-cell>
          <table:table-cell office:value-type="float" office:value="0.002069199977531" calcext:value-type="float">
            <text:p>2.06919997753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THETA-(rad) <text:s text:c="15"/></text:p>
          </table:table-cell>
          <table:table-cell office:value-type="float" office:value="0.0007409354761749" calcext:value-type="float">
            <text:p>7.40935476174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AREA-(mm2) <text:s text:c="16"/></text:p>
          </table:table-cell>
          <table:table-cell office:value-type="float" office:value="0.0000000001820325378744" calcext:value-type="float">
            <text:p>1.820325378744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55:33.08" calcext:value-type="date">
            <text:p>2023-10-06 14:55:3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9.53985509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-(mm) <text:s text:c="14"/></text:p>
          </table:table-cell>
          <table:table-cell office:value-type="float" office:value="0.007330843544266" calcext:value-type="float">
            <text:p>7.33084354426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TOT-INTERPOL-PNTS <text:s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LENGTH-(mm) <text:s text:c="15"/></text:p>
          </table:table-cell>
          <table:table-cell office:value-type="float" office:value="3.80347826793" calcext:value-type="float">
            <text:p>3.80347826793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LENGTH-(mm) <text:s text:c="13"/></text:p>
          </table:table-cell>
          <table:table-cell office:value-type="float" office:value="15.21391385441" calcext:value-type="float">
            <text:p>1.52139138544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DIFF-ARC-LENGTH-CHORD-LENGTH-(mm) <text:s/></text:p>
          </table:table-cell>
          <table:table-cell office:value-type="float" office:value="-11.41043558648" calcext:value-type="float">
            <text:p>-1.14104355864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PCNT-DIFF-ARC-CHORD-LENGTH <text:s text:c="8"/></text:p>
          </table:table-cell>
          <table:table-cell office:value-type="float" office:value="-300.0000205782" calcext:value-type="float">
            <text:p>-3.000000205782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THETA-(rad) <text:s text:c="15"/></text:p>
          </table:table-cell>
          <table:table-cell office:value-type="float" office:value="5.446717935311" calcext:value-type="float">
            <text:p>5.44671793531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-(mm2) <text:s text:c="16"/></text:p>
          </table:table-cell>
          <table:table-cell office:value-type="float" office:value="0.000001338217831316" calcext:value-type="float">
            <text:p>1.33821783131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/SUM-CHORD-LENGTH <text:s text:c="5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ERROR-(mm) <text:s text:c="14"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LENGTH-(mm) <text:s text:c="15"/></text:p>
          </table:table-cell>
          <table:table-cell office:value-type="float" office:value="0.0005173392638643" calcext:value-type="float">
            <text:p>5.1733926386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LENGTH-(mm) <text:s text:c="13"/></text:p>
          </table:table-cell>
          <table:table-cell office:value-type="float" office:value="0.002069357161916" calcext:value-type="float">
            <text:p>2.0693571619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THETA-(rad) <text:s text:c="15"/></text:p>
          </table:table-cell>
          <table:table-cell office:value-type="float" office:value="0.0007408484678062" calcext:value-type="float">
            <text:p>7.4084846780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AREA-(mm2) <text:s text:c="16"/></text:p>
          </table:table-cell>
          <table:table-cell office:value-type="float" office:value="0.0000000001820209237372" calcext:value-type="float">
            <text:p>1.82020923737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08:47.81" calcext:value-type="date">
            <text:p>2023-10-06 15:08:4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5.452534184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-(mm) <text:s text:c="14"/></text:p>
          </table:table-cell>
          <table:table-cell office:value-type="float" office:value="0.007330107781796" calcext:value-type="float">
            <text:p>7.33010778179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TOT-INTERPOL-PNTS <text:s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LENGTH-(mm) <text:s text:c="15"/></text:p>
          </table:table-cell>
          <table:table-cell office:value-type="float" office:value="3.802978777888" calcext:value-type="float">
            <text:p>3.80297877788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LENGTH-(mm) <text:s text:c="13"/></text:p>
          </table:table-cell>
          <table:table-cell office:value-type="float" office:value="15.21191524702" calcext:value-type="float">
            <text:p>1.52119152470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DIFF-ARC-LENGTH-CHORD-LENGTH-(mm) <text:s/></text:p>
          </table:table-cell>
          <table:table-cell office:value-type="float" office:value="-11.40893646914" calcext:value-type="float">
            <text:p>-1.14089364691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PCNT-DIFF-ARC-CHORD-LENGTH <text:s text:c="8"/></text:p>
          </table:table-cell>
          <table:table-cell office:value-type="float" office:value="-300.0000035623" calcext:value-type="float">
            <text:p>-3.000000035623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THETA-(rad) <text:s text:c="15"/></text:p>
          </table:table-cell>
          <table:table-cell office:value-type="float" office:value="5.446655391021" calcext:value-type="float">
            <text:p>5.4466553910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-(mm2) <text:s text:c="16"/></text:p>
          </table:table-cell>
          <table:table-cell office:value-type="float" office:value="0.000001337920946871" calcext:value-type="float">
            <text:p>1.33792094687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/SUM-CHORD-LENGTH <text:s text:c="5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ERROR-(mm) <text:s text:c="14"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LENGTH-(mm) <text:s text:c="15"/></text:p>
          </table:table-cell>
          <table:table-cell office:value-type="float" office:value="0.0005172713245223" calcext:value-type="float">
            <text:p>5.17271324522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LENGTH-(mm) <text:s text:c="13"/></text:p>
          </table:table-cell>
          <table:table-cell office:value-type="float" office:value="0.002069085316516" calcext:value-type="float">
            <text:p>2.0690853165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THETA-(rad) <text:s text:c="15"/></text:p>
          </table:table-cell>
          <table:table-cell office:value-type="float" office:value="0.0007408399606938" calcext:value-type="float">
            <text:p>7.40839960693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AREA-(mm2) <text:s text:c="16"/></text:p>
          </table:table-cell>
          <table:table-cell office:value-type="float" office:value="0.0000000001819805422838" calcext:value-type="float">
            <text:p>1.819805422838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12:56.65" calcext:value-type="date">
            <text:p>2023-10-06 15:12:5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3.307374778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8) RIBBON-10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TOTAL-INTERPOLATED-POINTS <text:s text:c="9"/></text:p>
          </table:table-cell>
          <table:table-cell office:value-type="float" office:value="7480" calcext:value-type="float">
            <text:p>7.48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-(mm) <text:s text:c="14"/></text:p>
          </table:table-cell>
          <table:table-cell office:value-type="float" office:value="0.007227413654822" calcext:value-type="float">
            <text:p>7.227413654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TOT-INTERPOL-PNTS <text:s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LENGTH-(mm) <text:s text:c="15"/></text:p>
          </table:table-cell>
          <table:table-cell office:value-type="float" office:value="38.02433940498" calcext:value-type="float">
            <text:p>3.80243394049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LENGTH-(mm) <text:s text:c="13"/></text:p>
          </table:table-cell>
          <table:table-cell office:value-type="float" office:value="152.0973548479" calcext:value-type="float">
            <text:p>1.52097354847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DIFF-ARC-LENGTH-CHORD-LENGTH-(mm) <text:s/></text:p>
          </table:table-cell>
          <table:table-cell office:value-type="float" office:value="-114.0730154429" calcext:value-type="float">
            <text:p>-1.1407301544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PCNT-DIFF-ARC-CHORD-LENGTH <text:s text:c="8"/></text:p>
          </table:table-cell>
          <table:table-cell office:value-type="float" office:value="-299.9999927099" calcext:value-type="float">
            <text:p>-2.9999999270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THETA-(rad) <text:s text:c="15"/></text:p>
          </table:table-cell>
          <table:table-cell office:value-type="float" office:value="5.446630718238" calcext:value-type="float">
            <text:p>5.44663071823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-(mm2) <text:s text:c="16"/></text:p>
          </table:table-cell>
          <table:table-cell office:value-type="float" office:value="0.0001265139232664" calcext:value-type="float">
            <text:p>1.2651392326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/SUM-CHORD-LENGTH <text:s text:c="5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ERROR-(mm) <text:s text:c="14"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LENGTH-(mm) <text:s text:c="15"/></text:p>
          </table:table-cell>
          <table:table-cell office:value-type="float" office:value="0.005084147533759" calcext:value-type="float">
            <text:p>5.0841475337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LENGTH-(mm) <text:s text:c="13"/></text:p>
          </table:table-cell>
          <table:table-cell office:value-type="float" office:value="0.02033658976439" calcext:value-type="float">
            <text:p>2.0336589764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THETA-(rad) <text:s text:c="15"/></text:p>
          </table:table-cell>
          <table:table-cell office:value-type="float" office:value="0.0007282565474312" calcext:value-type="float">
            <text:p>7.28256547431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AREA-(mm2) <text:s text:c="16"/></text:p>
          </table:table-cell>
          <table:table-cell office:value-type="float" office:value="0.00000001691588758743" calcext:value-type="float">
            <text:p>1.69158875874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0:58.17" calcext:value-type="date">
            <text:p>2023-10-06 15:30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6.306206937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TOTAL-INTERPOLATED-POINTS <text:s text:c="9"/></text:p>
          </table:table-cell>
          <table:table-cell office:value-type="float" office:value="7348" calcext:value-type="float">
            <text:p>7.34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-(mm) <text:s text:c="14"/></text:p>
          </table:table-cell>
          <table:table-cell office:value-type="float" office:value="0.007334488978808" calcext:value-type="float">
            <text:p>7.33448897880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TOT-INTERPOL-PNTS <text:s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LENGTH-(mm) <text:s text:c="15"/></text:p>
          </table:table-cell>
          <table:table-cell office:value-type="float" office:value="38.02572368417" calcext:value-type="float">
            <text:p>3.802572368417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LENGTH-(mm) <text:s text:c="13"/></text:p>
          </table:table-cell>
          <table:table-cell office:value-type="float" office:value="152.102890678" calcext:value-type="float">
            <text:p>1.5210289067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DIFF-ARC-LENGTH-CHORD-LENGTH-(mm) <text:s/></text:p>
          </table:table-cell>
          <table:table-cell office:value-type="float" office:value="-114.0771669938" calcext:value-type="float">
            <text:p>-1.1407716699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PCNT-DIFF-ARC-CHORD-LENGTH <text:s text:c="8"/></text:p>
          </table:table-cell>
          <table:table-cell office:value-type="float" office:value="-299.9999893265" calcext:value-type="float">
            <text:p>-2.999999893265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THETA-(rad) <text:s text:c="15"/></text:p>
          </table:table-cell>
          <table:table-cell office:value-type="float" office:value="5.446603832206" calcext:value-type="float">
            <text:p>5.44660383220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-(mm2) <text:s text:c="16"/></text:p>
          </table:table-cell>
          <table:table-cell office:value-type="float" office:value="0.0001339597112819" calcext:value-type="float">
            <text:p>1.3395971128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/SUM-CHORD-LENGTH <text:s text:c="5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ERROR-(mm) <text:s text:c="14"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LENGTH-(mm) <text:s text:c="15"/></text:p>
          </table:table-cell>
          <table:table-cell office:value-type="float" office:value="0.005175680370787" calcext:value-type="float">
            <text:p>5.17568037078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LENGTH-(mm) <text:s text:c="13"/></text:p>
          </table:table-cell>
          <table:table-cell office:value-type="float" office:value="0.02070272093072" calcext:value-type="float">
            <text:p>2.070272093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THETA-(rad) <text:s text:c="15"/></text:p>
          </table:table-cell>
          <table:table-cell office:value-type="float" office:value="0.0007413371215743" calcext:value-type="float">
            <text:p>7.4133712157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AREA-(mm2) <text:s text:c="16"/></text:p>
          </table:table-cell>
          <table:table-cell office:value-type="float" office:value="0.00000001823325320292" calcext:value-type="float">
            <text:p>1.82332532029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7:59.53" calcext:value-type="date">
            <text:p>2023-10-06 15:37:5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7.69411859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TOTAL-INTERPOLATED-POINTS <text:s text:c="9"/></text:p>
          </table:table-cell>
          <table:table-cell office:value-type="float" office:value="7349" calcext:value-type="float">
            <text:p>7.34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-(mm) <text:s text:c="14"/></text:p>
          </table:table-cell>
          <table:table-cell office:value-type="float" office:value="0.007333764811636" calcext:value-type="float">
            <text:p>7.3337648116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TOT-INTERPOL-PNTS <text:s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LENGTH-(mm) <text:s text:c="15"/></text:p>
          </table:table-cell>
          <table:table-cell office:value-type="float" office:value="38.02757758292" calcext:value-type="float">
            <text:p>3.80275775829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LENGTH-(mm) <text:s text:c="13"/></text:p>
          </table:table-cell>
          <table:table-cell office:value-type="float" office:value="152.110308628" calcext:value-type="float">
            <text:p>1.5211030862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DIFF-ARC-LENGTH-CHORD-LENGTH-(mm) <text:s/></text:p>
          </table:table-cell>
          <table:table-cell office:value-type="float" office:value="-114.0827310451" calcext:value-type="float">
            <text:p>-1.1408273104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PCNT-DIFF-ARC-CHORD-LENGTH <text:s text:c="8"/></text:p>
          </table:table-cell>
          <table:table-cell office:value-type="float" office:value="-299.9999955199" calcext:value-type="float">
            <text:p>-2.9999999551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THETA-(rad) <text:s text:c="15"/></text:p>
          </table:table-cell>
          <table:table-cell office:value-type="float" office:value="5.446627300213" calcext:value-type="float">
            <text:p>5.44662730021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-(mm2) <text:s text:c="16"/></text:p>
          </table:table-cell>
          <table:table-cell office:value-type="float" office:value="0.0001339309239988" calcext:value-type="float">
            <text:p>1.3393092399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/SUM-CHORD-LENGTH <text:s text:c="5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ERROR-(mm) <text:s text:c="14"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LENGTH-(mm) <text:s text:c="15"/></text:p>
          </table:table-cell>
          <table:table-cell office:value-type="float" office:value="0.005175228304698" calcext:value-type="float">
            <text:p>5.175228304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LENGTH-(mm) <text:s text:c="13"/></text:p>
          </table:table-cell>
          <table:table-cell office:value-type="float" office:value="0.02070091298694" calcext:value-type="float">
            <text:p>2.07009129869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THETA-(rad) <text:s text:c="15"/></text:p>
          </table:table-cell>
          <table:table-cell office:value-type="float" office:value="0.000741239425723" calcext:value-type="float">
            <text:p>7.41239425723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AREA-(mm2) <text:s text:c="16"/></text:p>
          </table:table-cell>
          <table:table-cell office:value-type="float" office:value="0.0000000182268541098" calcext:value-type="float">
            <text:p>1.82268541098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42:41.96" calcext:value-type="date">
            <text:p>2023-10-06 15:42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2.69873483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4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TOTAL-INTERPOLATED-POINTS <text:s text:c="9"/></text:p>
          </table:table-cell>
          <table:table-cell office:value-type="float" office:value="7350" calcext:value-type="float">
            <text:p>7.35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-(mm) <text:s text:c="14"/></text:p>
          </table:table-cell>
          <table:table-cell office:value-type="float" office:value="0.007333839687707" calcext:value-type="float">
            <text:p>7.3338396877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TOT-INTERPOL-PNTS <text:s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LENGTH-(mm) <text:s text:c="15"/></text:p>
          </table:table-cell>
          <table:table-cell office:value-type="float" office:value="38.03483632374" calcext:value-type="float">
            <text:p>3.80348363237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LENGTH-(mm) <text:s text:c="13"/></text:p>
          </table:table-cell>
          <table:table-cell office:value-type="float" office:value="152.1393532475" calcext:value-type="float">
            <text:p>1.52139353247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DIFF-ARC-LENGTH-CHORD-LENGTH-(mm) <text:s/></text:p>
          </table:table-cell>
          <table:table-cell office:value-type="float" office:value="-114.1045169238" calcext:value-type="float">
            <text:p>-1.1410451692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PCNT-DIFF-ARC-CHORD-LENGTH <text:s text:c="8"/></text:p>
          </table:table-cell>
          <table:table-cell office:value-type="float" office:value="-300.0000209086" calcext:value-type="float">
            <text:p>-3.000000209086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THETA-(rad) <text:s text:c="15"/></text:p>
          </table:table-cell>
          <table:table-cell office:value-type="float" office:value="5.446718506955" calcext:value-type="float">
            <text:p>5.44671850695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-(mm2) <text:s text:c="16"/></text:p>
          </table:table-cell>
          <table:table-cell office:value-type="float" office:value="0.000133934354072" calcext:value-type="float">
            <text:p>1.339343540720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/SUM-CHORD-LENGTH <text:s text:c="5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ERROR-(mm) <text:s text:c="14"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LENGTH-(mm) <text:s text:c="15"/></text:p>
          </table:table-cell>
          <table:table-cell office:value-type="float" office:value="0.005175511814362" calcext:value-type="float">
            <text:p>5.17551181436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LENGTH-(mm) <text:s text:c="13"/></text:p>
          </table:table-cell>
          <table:table-cell office:value-type="float" office:value="0.02070204833957" calcext:value-type="float">
            <text:p>2.0702048339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THETA-(rad) <text:s text:c="15"/></text:p>
          </table:table-cell>
          <table:table-cell office:value-type="float" office:value="0.0007411509738679" calcext:value-type="float">
            <text:p>7.41150973867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AREA-(mm2) <text:s text:c="16"/></text:p>
          </table:table-cell>
          <table:table-cell office:value-type="float" office:value="0.0000000182248406684" calcext:value-type="float">
            <text:p>1.8224840668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17:07.26" calcext:value-type="date">
            <text:p>2023-10-06 16:17:0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7.33958116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9) ASTEPI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TOTAL-INTERPOLATED-POINTS <text:s text:c="9"/></text:p>
          </table:table-cell>
          <table:table-cell office:value-type="float" office:value="76275" calcext:value-type="float">
            <text:p>7.62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-(mm) <text:s text:c="14"/></text:p>
          </table:table-cell>
          <table:table-cell office:value-type="float" office:value="0.0008403732211685" calcext:value-type="float">
            <text:p>8.40373221168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TOT-INTERPOL-PNTS <text:s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LENGTH-(mm) <text:s text:c="15"/></text:p>
          </table:table-cell>
          <table:table-cell office:value-type="float" office:value="762.6471894183" calcext:value-type="float">
            <text:p>7.62647189418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LENGTH-(mm) <text:s text:c="13"/></text:p>
          </table:table-cell>
          <table:table-cell office:value-type="float" office:value="426.2622478423" calcext:value-type="float">
            <text:p>4.26262247842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DIFF-ARC-LENGTH-CHORD-LENGTH-(mm) <text:s/></text:p>
          </table:table-cell>
          <table:table-cell office:value-type="float" office:value="336.384941576" calcext:value-type="float">
            <text:p>3.36384941576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PCNT-DIFF-ARC-CHORD-LENGTH <text:s text:c="8"/></text:p>
          </table:table-cell>
          <table:table-cell office:value-type="float" office:value="44.10754359858" calcext:value-type="float">
            <text:p>4.41075435985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THETA-(rad) <text:s text:c="15"/></text:p>
          </table:table-cell>
          <table:table-cell office:value-type="float" office:value="13.00410711943" calcext:value-type="float">
            <text:p>1.3004107119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-(mm2) <text:s text:c="16"/></text:p>
          </table:table-cell>
          <table:table-cell office:value-type="float" office:value="0.0002898515736808" calcext:value-type="float">
            <text:p>2.89851573680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/SUM-CHORD-LENGTH <text:s text:c="5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ERROR-(mm) <text:s text:c="14"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LENGTH-(mm) <text:s text:c="15"/></text:p>
          </table:table-cell>
          <table:table-cell office:value-type="float" office:value="0.009998783195037" calcext:value-type="float">
            <text:p>9.99878319503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LENGTH-(mm) <text:s text:c="13"/></text:p>
          </table:table-cell>
          <table:table-cell office:value-type="float" office:value="0.005588565537959" calcext:value-type="float">
            <text:p>5.5885655379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THETA-(rad) <text:s text:c="15"/></text:p>
          </table:table-cell>
          <table:table-cell office:value-type="float" office:value="0.0001704920040831" calcext:value-type="float">
            <text:p>1.7049200408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AREA-(mm2) <text:s text:c="16"/></text:p>
          </table:table-cell>
          <table:table-cell office:value-type="float" office:value="0.000000003800136005465" calcext:value-type="float">
            <text:p>3.80013600546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34:39.88" calcext:value-type="date">
            <text:p>2023-10-06 16:34:3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7.83637367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TOTAL-INTERPOLATED-POINTS <text:s text:c="9"/></text:p>
          </table:table-cell>
          <table:table-cell office:value-type="float" office:value="38169" calcext:value-type="float">
            <text:p>3.816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-(mm) <text:s text:c="14"/></text:p>
          </table:table-cell>
          <table:table-cell office:value-type="float" office:value="0.001641842648547" calcext:value-type="float">
            <text:p>1.64184264854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TOT-INTERPOL-PNTS <text:s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LENGTH-(mm) <text:s text:c="15"/></text:p>
          </table:table-cell>
          <table:table-cell office:value-type="float" office:value="762.6564180797" calcext:value-type="float">
            <text:p>7.6265641807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LENGTH-(mm) <text:s text:c="13"/></text:p>
          </table:table-cell>
          <table:table-cell office:value-type="float" office:value="426.2622396899" calcext:value-type="float">
            <text:p>4.2626223968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DIFF-ARC-LENGTH-CHORD-LENGTH-(mm) <text:s/></text:p>
          </table:table-cell>
          <table:table-cell office:value-type="float" office:value="336.3941783897" calcext:value-type="float">
            <text:p>3.3639417838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PCNT-DIFF-ARC-CHORD-LENGTH <text:s text:c="8"/></text:p>
          </table:table-cell>
          <table:table-cell office:value-type="float" office:value="44.10822100426" calcext:value-type="float">
            <text:p>4.41082210042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THETA-(rad) <text:s text:c="15"/></text:p>
          </table:table-cell>
          <table:table-cell office:value-type="float" office:value="13.00415390419" calcext:value-type="float">
            <text:p>1.300415390419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-(mm2) <text:s text:c="16"/></text:p>
          </table:table-cell>
          <table:table-cell office:value-type="float" office:value="0.0006811935608835" calcext:value-type="float">
            <text:p>6.81193560883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/SUM-CHORD-LENGTH <text:s text:c="5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ERROR-(mm) <text:s text:c="14"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LENGTH-(mm) <text:s text:c="15"/></text:p>
          </table:table-cell>
          <table:table-cell office:value-type="float" office:value="0.01998156618318" calcext:value-type="float">
            <text:p>1.99815661831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LENGTH-(mm) <text:s text:c="13"/></text:p>
          </table:table-cell>
          <table:table-cell office:value-type="float" office:value="0.01116805281099" calcext:value-type="float">
            <text:p>1.116805281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THETA-(rad) <text:s text:c="15"/></text:p>
          </table:table-cell>
          <table:table-cell office:value-type="float" office:value="0.0003407082871566" calcext:value-type="float">
            <text:p>3.40708287156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AREA-(mm2) <text:s text:c="16"/></text:p>
          </table:table-cell>
          <table:table-cell office:value-type="float" office:value="0.00000001784724273956" calcext:value-type="float">
            <text:p>1.7847242739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0:06.31" calcext:value-type="date">
            <text:p>2023-10-06 16:40:0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4.37228692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TOTAL-INTERPOLATED-POINTS <text:s text:c="9"/></text:p>
          </table:table-cell>
          <table:table-cell office:value-type="float" office:value="25499" calcext:value-type="float">
            <text:p>2.549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-(mm) <text:s text:c="14"/></text:p>
          </table:table-cell>
          <table:table-cell office:value-type="float" office:value="0.002390002467065" calcext:value-type="float">
            <text:p>2.39000246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TOT-INTERPOL-PNTS <text:s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LENGTH-(mm) <text:s text:c="15"/></text:p>
          </table:table-cell>
          <table:table-cell office:value-type="float" office:value="762.6597716718" calcext:value-type="float">
            <text:p>7.62659771671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LENGTH-(mm) <text:s text:c="13"/></text:p>
          </table:table-cell>
          <table:table-cell office:value-type="float" office:value="426.2622295515" calcext:value-type="float">
            <text:p>4.26262229551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DIFF-ARC-LENGTH-CHORD-LENGTH-(mm) <text:s/></text:p>
          </table:table-cell>
          <table:table-cell office:value-type="float" office:value="336.3975421203" calcext:value-type="float">
            <text:p>3.363975421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PCNT-DIFF-ARC-CHORD-LENGTH <text:s text:c="8"/></text:p>
          </table:table-cell>
          <table:table-cell office:value-type="float" office:value="44.10846810274" calcext:value-type="float">
            <text:p>4.41084681027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THETA-(rad) <text:s text:c="15"/></text:p>
          </table:table-cell>
          <table:table-cell office:value-type="float" office:value="13.00401093322" calcext:value-type="float">
            <text:p>1.30040109332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-(mm2) <text:s text:c="16"/></text:p>
          </table:table-cell>
          <table:table-cell office:value-type="float" office:value="0.0009367445601128" calcext:value-type="float">
            <text:p>9.36744560112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/SUM-CHORD-LENGTH <text:s text:c="5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ERROR-(mm) <text:s text:c="14"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LENGTH-(mm) <text:s text:c="15"/></text:p>
          </table:table-cell>
          <table:table-cell office:value-type="float" office:value="0.02991057226731" calcext:value-type="float">
            <text:p>2.9910572267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LENGTH-(mm) <text:s text:c="13"/></text:p>
          </table:table-cell>
          <table:table-cell office:value-type="float" office:value="0.01671747703944" calcext:value-type="float">
            <text:p>1.6717477039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THETA-(rad) <text:s text:c="15"/></text:p>
          </table:table-cell>
          <table:table-cell office:value-type="float" office:value="0.0005100012131627" calcext:value-type="float">
            <text:p>5.1000121316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AREA-(mm2) <text:s text:c="16"/></text:p>
          </table:table-cell>
          <table:table-cell office:value-type="float" office:value="0.00000003673796219754" calcext:value-type="float">
            <text:p>3.67379621975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8:16.49" calcext:value-type="date">
            <text:p>2023-10-06 16:48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13800157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TOTAL-INTERPOLATED-POINTS <text:s text:c="9"/></text:p>
          </table:table-cell>
          <table:table-cell office:value-type="float" office:value="19184" calcext:value-type="float">
            <text:p>1.9184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-(mm) <text:s text:c="14"/></text:p>
          </table:table-cell>
          <table:table-cell office:value-type="float" office:value="0.003111370462905" calcext:value-type="float">
            <text:p>3.1113704629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TOT-INTERPOL-PNTS <text:s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LENGTH-(mm) <text:s text:c="15"/></text:p>
          </table:table-cell>
          <table:table-cell office:value-type="float" office:value="762.6830175974" calcext:value-type="float">
            <text:p>7.6268301759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LENGTH-(mm) <text:s text:c="13"/></text:p>
          </table:table-cell>
          <table:table-cell office:value-type="float" office:value="426.262233355" calcext:value-type="float">
            <text:p>4.2626223335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DIFF-ARC-LENGTH-CHORD-LENGTH-(mm) <text:s/></text:p>
          </table:table-cell>
          <table:table-cell office:value-type="float" office:value="336.4207842424" calcext:value-type="float">
            <text:p>3.36420784242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PCNT-DIFF-ARC-CHORD-LENGTH <text:s text:c="8"/></text:p>
          </table:table-cell>
          <table:table-cell office:value-type="float" office:value="44.11017113009" calcext:value-type="float">
            <text:p>4.41101711300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THETA-(rad) <text:s text:c="15"/></text:p>
          </table:table-cell>
          <table:table-cell office:value-type="float" office:value="13.00396323193" calcext:value-type="float">
            <text:p>1.30039632319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-(mm2) <text:s text:c="16"/></text:p>
          </table:table-cell>
          <table:table-cell office:value-type="float" office:value="0.001255001527807" calcext:value-type="float">
            <text:p>1.255001527807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/SUM-CHORD-LENGTH <text:s text:c="5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ERROR-(mm) <text:s text:c="14"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LENGTH-(mm) <text:s text:c="15"/></text:p>
          </table:table-cell>
          <table:table-cell office:value-type="float" office:value="0.03975827647383" calcext:value-type="float">
            <text:p>3.9758276473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LENGTH-(mm) <text:s text:c="13"/></text:p>
          </table:table-cell>
          <table:table-cell office:value-type="float" office:value="0.02222083268285" calcext:value-type="float">
            <text:p>2.22208326828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THETA-(rad) <text:s text:c="15"/></text:p>
          </table:table-cell>
          <table:table-cell office:value-type="float" office:value="0.0006778899667376" calcext:value-type="float">
            <text:p>6.77889966737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AREA-(mm2) <text:s text:c="16"/></text:p>
          </table:table-cell>
          <table:table-cell office:value-type="float" office:value="0.00000006542258915741" calcext:value-type="float">
            <text:p>6.54225891574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52:22.45" calcext:value-type="date">
            <text:p>2023-10-06 16:52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71877336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0) SNAHY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TOTAL-INTERPOLATED-POINTS <text:s text:c="9"/></text:p>
          </table:table-cell>
          <table:table-cell office:value-type="float" office:value="38672" calcext:value-type="float">
            <text:p>3.867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-(mm) <text:s text:c="14"/></text:p>
          </table:table-cell>
          <table:table-cell office:value-type="float" office:value="0.00284687317582" calcext:value-type="float">
            <text:p>2.84687317582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TOT-INTERPOL-PNTS <text:s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LENGTH-(mm) <text:s text:c="15"/></text:p>
          </table:table-cell>
          <table:table-cell office:value-type="float" office:value="377.9474877648" calcext:value-type="float">
            <text:p>3.7794748776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LENGTH-(mm) <text:s text:c="13"/></text:p>
          </table:table-cell>
          <table:table-cell office:value-type="float" office:value="478.9870865777" calcext:value-type="float">
            <text:p>4.78987086577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DIFF-ARC-LENGTH-CHORD-LENGTH-(mm) <text:s/></text:p>
          </table:table-cell>
          <table:table-cell office:value-type="float" office:value="-101.0395988129" calcext:value-type="float">
            <text:p>-1.0103959881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PCNT-DIFF-ARC-CHORD-LENGTH <text:s text:c="8"/></text:p>
          </table:table-cell>
          <table:table-cell office:value-type="float" office:value="-26.73376648446" calcext:value-type="float">
            <text:p>-2.67337664844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THETA-(rad) <text:s text:c="15"/></text:p>
          </table:table-cell>
          <table:table-cell office:value-type="float" office:value="548.3921922253" calcext:value-type="float">
            <text:p>5.48392192225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-(mm2) <text:s text:c="16"/></text:p>
          </table:table-cell>
          <table:table-cell office:value-type="float" office:value="0.2706870610425" calcext:value-type="float">
            <text:p>2.70687061042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/SUM-CHORD-LENGTH <text:s text:c="5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ERROR-(mm) <text:s text:c="14"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LENGTH-(mm) <text:s text:c="15"/></text:p>
          </table:table-cell>
          <table:table-cell office:value-type="float" office:value="0.009773408698114" calcext:value-type="float">
            <text:p>9.77340869811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LENGTH-(mm) <text:s text:c="13"/></text:p>
          </table:table-cell>
          <table:table-cell office:value-type="float" office:value="0.01238620895704" calcext:value-type="float">
            <text:p>1.2386208957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THETA-(rad) <text:s text:c="15"/></text:p>
          </table:table-cell>
          <table:table-cell office:value-type="float" office:value="0.01418096744913" calcext:value-type="float">
            <text:p>1.41809674491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AREA-(mm2) <text:s text:c="16"/></text:p>
          </table:table-cell>
          <table:table-cell office:value-type="float" office:value="0.000006999742986798" calcext:value-type="float">
            <text:p>6.99974298679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4:43.03" calcext:value-type="date">
            <text:p>2023-10-06 17:04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8.694644926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TOTAL-INTERPOLATED-POINTS <text:s text:c="9"/></text:p>
          </table:table-cell>
          <table:table-cell office:value-type="float" office:value="20223" calcext:value-type="float">
            <text:p>2.022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-(mm) <text:s text:c="14"/></text:p>
          </table:table-cell>
          <table:table-cell office:value-type="float" office:value="0.004002975369043" calcext:value-type="float">
            <text:p>4.0029753690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TOT-INTERPOL-PNTS <text:s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LENGTH-(mm) <text:s text:c="15"/></text:p>
          </table:table-cell>
          <table:table-cell office:value-type="float" office:value="377.9592539969" calcext:value-type="float">
            <text:p>3.7795925399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LENGTH-(mm) <text:s text:c="13"/></text:p>
          </table:table-cell>
          <table:table-cell office:value-type="float" office:value="478.9986994127" calcext:value-type="float">
            <text:p>4.7899869941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DIFF-ARC-LENGTH-CHORD-LENGTH-(mm) <text:s/></text:p>
          </table:table-cell>
          <table:table-cell office:value-type="float" office:value="-101.0394454158" calcext:value-type="float">
            <text:p>-1.01039445415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PCNT-DIFF-ARC-CHORD-LENGTH <text:s text:c="8"/></text:p>
          </table:table-cell>
          <table:table-cell office:value-type="float" office:value="-26.73289365118" calcext:value-type="float">
            <text:p>-2.67328936511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THETA-(rad) <text:s text:c="15"/></text:p>
          </table:table-cell>
          <table:table-cell office:value-type="float" office:value="551.4331568816" calcext:value-type="float">
            <text:p>5.51433156881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-(mm2) <text:s text:c="16"/></text:p>
          </table:table-cell>
          <table:table-cell office:value-type="float" office:value="0.2760007501922" calcext:value-type="float">
            <text:p>2.760007501922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/SUM-CHORD-LENGTH <text:s text:c="5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ERROR-(mm) <text:s text:c="14"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LENGTH-(mm) <text:s text:c="15"/></text:p>
          </table:table-cell>
          <table:table-cell office:value-type="float" office:value="0.01869049817016" calcext:value-type="float">
            <text:p>1.8690498170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LENGTH-(mm) <text:s text:c="13"/></text:p>
          </table:table-cell>
          <table:table-cell office:value-type="float" office:value="0.02368700916886" calcext:value-type="float">
            <text:p>2.36870091688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THETA-(rad) <text:s text:c="15"/></text:p>
          </table:table-cell>
          <table:table-cell office:value-type="float" office:value="0.02726897225208" calcext:value-type="float">
            <text:p>2.72689722520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AREA-(mm2) <text:s text:c="16"/></text:p>
          </table:table-cell>
          <table:table-cell office:value-type="float" office:value="0.00001364853872971" calcext:value-type="float">
            <text:p>1.36485387297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7:55.36" calcext:value-type="date">
            <text:p>2023-10-06 17:07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52500703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TOTAL-INTERPOLATED-POINTS <text:s text:c="9"/></text:p>
          </table:table-cell>
          <table:table-cell office:value-type="float" office:value="16618" calcext:value-type="float">
            <text:p>1.661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-(mm) <text:s text:c="14"/></text:p>
          </table:table-cell>
          <table:table-cell office:value-type="float" office:value="0.004459254922025" calcext:value-type="float">
            <text:p>4.459254922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TOT-INTERPOL-PNTS <text:s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LENGTH-(mm) <text:s text:c="15"/></text:p>
          </table:table-cell>
          <table:table-cell office:value-type="float" office:value="377.9667959094" calcext:value-type="float">
            <text:p>3.77966795909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LENGTH-(mm) <text:s text:c="13"/></text:p>
          </table:table-cell>
          <table:table-cell office:value-type="float" office:value="479.0063715425" calcext:value-type="float">
            <text:p>4.79006371542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DIFF-ARC-LENGTH-CHORD-LENGTH-(mm) <text:s/></text:p>
          </table:table-cell>
          <table:table-cell office:value-type="float" office:value="-101.0395756332" calcext:value-type="float">
            <text:p>-1.01039575633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PCNT-DIFF-ARC-CHORD-LENGTH <text:s text:c="8"/></text:p>
          </table:table-cell>
          <table:table-cell office:value-type="float" office:value="-26.7323946777" calcext:value-type="float">
            <text:p>-2.673239467770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THETA-(rad) <text:s text:c="15"/></text:p>
          </table:table-cell>
          <table:table-cell office:value-type="float" office:value="551.4225232921" calcext:value-type="float">
            <text:p>5.5142252329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-(mm2) <text:s text:c="16"/></text:p>
          </table:table-cell>
          <table:table-cell office:value-type="float" office:value="0.2777614243305" calcext:value-type="float">
            <text:p>2.77761424330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/SUM-CHORD-LENGTH <text:s text:c="5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ERROR-(mm) <text:s text:c="14"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LENGTH-(mm) <text:s text:c="15"/></text:p>
          </table:table-cell>
          <table:table-cell office:value-type="float" office:value="0.02274579020939" calcext:value-type="float">
            <text:p>2.2745790209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LENGTH-(mm) <text:s text:c="13"/></text:p>
          </table:table-cell>
          <table:table-cell office:value-type="float" office:value="0.02882628462072" calcext:value-type="float">
            <text:p>2.882628462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THETA-(rad) <text:s text:c="15"/></text:p>
          </table:table-cell>
          <table:table-cell office:value-type="float" office:value="0.03318424043402" calcext:value-type="float">
            <text:p>3.31842404340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AREA-(mm2) <text:s text:c="16"/></text:p>
          </table:table-cell>
          <table:table-cell office:value-type="float" office:value="0.0000167154976428" calcext:value-type="float">
            <text:p>1.67154976428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2:05.35" calcext:value-type="date">
            <text:p>2023-10-06 18:02:0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490225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 SNAHYP GOO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TOTAL-INTERPOLATED-POINTS <text:s text:c="9"/></text:p>
          </table:table-cell>
          <table:table-cell office:value-type="float" office:value="15102" calcext:value-type="float">
            <text:p>1.5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-(mm) <text:s text:c="14"/></text:p>
          </table:table-cell>
          <table:table-cell office:value-type="float" office:value="0.004700022719935" calcext:value-type="float">
            <text:p>4.70002271993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TOT-INTERPOL-PNTS <text:s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LENGTH-(mm) <text:s text:c="15"/></text:p>
          </table:table-cell>
          <table:table-cell office:value-type="float" office:value="377.9678653378" calcext:value-type="float">
            <text:p>3.77967865337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LENGTH-(mm) <text:s text:c="13"/></text:p>
          </table:table-cell>
          <table:table-cell office:value-type="float" office:value="479.007128689" calcext:value-type="float">
            <text:p>4.79007128689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DIFF-ARC-LENGTH-CHORD-LENGTH-(mm) <text:s/></text:p>
          </table:table-cell>
          <table:table-cell office:value-type="float" office:value="-101.0392633512" calcext:value-type="float">
            <text:p>-1.010392633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PCNT-DIFF-ARC-CHORD-LENGTH <text:s text:c="8"/></text:p>
          </table:table-cell>
          <table:table-cell office:value-type="float" office:value="-26.73223641934" calcext:value-type="float">
            <text:p>-2.67322364193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THETA-(rad) <text:s text:c="15"/></text:p>
          </table:table-cell>
          <table:table-cell office:value-type="float" office:value="548.1728747328" calcext:value-type="float">
            <text:p>5.4817287473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-(mm2) <text:s text:c="16"/></text:p>
          </table:table-cell>
          <table:table-cell office:value-type="float" office:value="0.275436869531" calcext:value-type="float">
            <text:p>2.754368695310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/SUM-CHORD-LENGTH <text:s text:c="5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ERROR-(mm) <text:s text:c="14"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LENGTH-(mm) <text:s text:c="15"/></text:p>
          </table:table-cell>
          <table:table-cell office:value-type="float" office:value="0.02502932688814" calcext:value-type="float">
            <text:p>2.50293268881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LENGTH-(mm) <text:s text:c="13"/></text:p>
          </table:table-cell>
          <table:table-cell office:value-type="float" office:value="0.03172022572604" calcext:value-type="float">
            <text:p>3.1720225726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THETA-(rad) <text:s text:c="15"/></text:p>
          </table:table-cell>
          <table:table-cell office:value-type="float" office:value="0.03630043538393" calcext:value-type="float">
            <text:p>3.63004353839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AREA-(mm2) <text:s text:c="16"/></text:p>
          </table:table-cell>
          <table:table-cell office:value-type="float" office:value="0.00001823964436336" calcext:value-type="float">
            <text:p>1.82396443633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5:51.07" calcext:value-type="date">
            <text:p>2023-10-06 18:05:5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6538500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SNAHYP BAD - EPS VALUE DOMINANT FACTOR GEOMETRY IN 4 CONSTRAINTS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8 <text:s/>0.706801123 <text:s/>0.000000000 <text:s/>0.001 4.149960e-03 <text:s/>4.041299e-14 <text:s/>4.149960e-03 <text:s text:c="2"/>29.210 <text:s/>28.597 <text:s/>40.878 <text:s/>2.139017e-14 <text:s text:c="2"/>0.070170 <text:s/>-0.005060 <text:s text:c="2"/>0.000112 <text:s text:c="2"/>0.000111 <text:s/>0.000000409 <text:s text:c="2"/>0.000023 <text:s/>-0.000109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9 <text:s/>0.706801123 <text:s/>0.000000000 <text:s/>0.001 4.149960e-03 <text:s/>3.496248e-14 <text:s/>4.149960e-03 <text:s text:c="2"/>29.210 <text:s/>28.597 <text:s/>40.878 <text:s/>2.071570e-14 <text:s text:c="2"/>0.070170 <text:s/>-0.001820 <text:s text:c="2"/>0.000110 <text:s text:c="2"/>0.000110 <text:s/>0.000000029 <text:s text:c="2"/>0.000023 <text:s/>-0.00010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0 <text:s/>0.706801123 <text:s/>0.000000000 <text:s/>0.001 4.149960e-03 <text:s/>3.021715e-14 <text:s/>4.149960e-03 <text:s text:c="2"/>29.210 <text:s/>28.597 <text:s/>40.878 <text:s/>2.711491e-14 <text:s text:c="2"/>0.070170 <text:s text:c="2"/>0.017200 <text:s text:c="2"/>0.000127 <text:s text:c="2"/>0.000127 <text:s/>0.000000052 <text:s text:c="2"/>0.000027 <text:s/>-0.000124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1 <text:s/>0.706801123 <text:s/>0.000000000 <text:s/>0.001 4.149960e-03 <text:s/>2.646407e-14 <text:s/>4.149960e-03 <text:s text:c="2"/>29.210 <text:s/>28.597 <text:s/>40.878 <text:s/>1.921424e-14 <text:s text:c="2"/>0.070170 <text:s/>-0.015600 <text:s text:c="2"/>0.000112 <text:s text:c="2"/>0.000111 <text:s/>0.00000062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0:29] process exited with status 1, elapsed time: 08.51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0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9:00] process exited with status 1, elapsed time: 08.17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5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2:44] process exited with status 1, elapsed time: 08.34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BIGGER LAMDA 0.25 MORE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6:36] process exited with status 1, elapsed time: 08.39s</text:p>
          </table:table-cell>
          <table:table-cell table:number-columns-repeated="57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4 <text:s/>0.706104005 <text:s/>0.000000000 <text:s/>0.001 4.200094e-03 <text:s/>1.196794e-13 <text:s/>4.200094e-03 <text:s text:c="2"/>29.192 <text:s/>29.002 <text:s/>41.149 <text:s/>2.711491e-14 <text:s text:c="2"/>0.047475 <text:s/>-0.031920 <text:s text:c="2"/>0.000078 <text:s text:c="2"/>0.000077 <text:s/>0.000000464 <text:s text:c="2"/>0.000025 <text:s/>-0.00007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5 <text:s/>0.706104005 <text:s/>0.000000000 <text:s/>0.001 4.200094e-03 <text:s/>8.696169e-14 <text:s/>4.200094e-03 <text:s text:c="2"/>29.192 <text:s/>29.002 <text:s/>41.149 <text:s/>2.225769e-14 <text:s text:c="2"/>0.047475 <text:s text:c="2"/>0.035380 <text:s text:c="2"/>0.000113 <text:s text:c="2"/>0.000113 <text:s/>0.00000022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6 <text:s/>0.706104005 <text:s/>0.000000000 <text:s/>0.001 4.200094e-03 <text:s/>6.328792e-14 <text:s/>4.200094e-03 <text:s text:c="2"/>29.192 <text:s/>29.002 <text:s/>41.149 <text:s/>1.637720e-14 <text:s text:c="2"/>0.047475 <text:s/>-0.011220 <text:s text:c="2"/>0.000101 <text:s text:c="2"/>0.000101 <text:s/>0.000000103 <text:s text:c="2"/>0.000032 <text:s/>-0.000096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7 <text:s/>0.706104005 <text:s/>0.000000000 <text:s/>0.001 4.200094e-03 <text:s/>4.604823e-14 <text:s/>4.200094e-03 <text:s text:c="2"/>29.192 <text:s/>29.002 <text:s/>41.149 <text:s/>3.499017e-14 <text:s text:c="2"/>0.047475 <text:s text:c="2"/>0.003780 <text:s text:c="2"/>0.000105 <text:s text:c="2"/>0.000105 <text:s/>0.000000035 <text:s text:c="2"/>0.000034 <text:s/>-0.000100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8 <text:s/>0.706104005 <text:s/>0.000000000 <text:s/>0.001 4.200094e-03 <text:s/>3.357644e-14 <text:s/>4.200094e-03 <text:s text:c="2"/>29.192 <text:s/>29.002 <text:s/>41.149 <text:s/>4.608268e-14 <text:s text:c="2"/>0.047475 <text:s/>-0.007020 <text:s text:c="2"/>0.000099 <text:s text:c="2"/>0.000098 <text:s/>0.000000504 <text:s text:c="2"/>0.000031 <text:s/>-0.00009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9 <text:s/>0.706104005 <text:s/>0.000000000 <text:s/>0.001 4.200094e-03 <text:s/>2.433123e-14 <text:s/>4.200094e-03 <text:s text:c="2"/>29.192 <text:s/>29.002 <text:s/>41.149 <text:s/>4.296434e-14 <text:s text:c="2"/>0.047475 <text:s text:c="2"/>0.026500 <text:s text:c="2"/>0.000125 <text:s text:c="2"/>0.000125 <text:s/>0.000000632 <text:s text:c="2"/>0.000040 <text:s/>-0.000118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0 <text:s/>0.706104005 <text:s/>0.000000000 <text:s/>0.001 4.200094e-03 <text:s/>1.787459e-14 <text:s/>4.200094e-03 <text:s text:c="2"/>29.192 <text:s/>29.002 <text:s/>41.149 <text:s/>3.351623e-14 <text:s text:c="2"/>0.047475 <text:s/>-0.020700 <text:s text:c="2"/>0.000104 <text:s text:c="2"/>0.000104 <text:s/>0.000000364 <text:s text:c="2"/>0.000033 <text:s/>-0.000099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1 <text:s/>0.706104005 <text:s/>0.000000000 <text:s/>0.001 4.200094e-03 <text:s/>1.301129e-14 <text:s/>4.200094e-03 <text:s text:c="2"/>29.192 <text:s/>29.002 <text:s/>41.149 <text:s/>1.913195e-14 <text:s text:c="2"/>0.047475 <text:s text:c="2"/>0.008680 <text:s text:c="2"/>0.000113 <text:s text:c="2"/>0.000113 <text:s/>0.00000020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7:58:37] process exited with status 1, elapsed time: 08.67s</text:p>
          </table:table-cell>
          <table:table-cell table:number-columns-repeated="57"/>
        </table:table-row>
        <table:table-row table:style-name="ro1" table:number-rows-repeated="7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ALHAMDULILLAH 3 TIMES</text:p>
          </table:table-cell>
          <table:table-cell table:number-columns-repeated="57"/>
        </table:table-row>
        <table:table-row table:style-name="ro1" table:number-rows-repeated="1047190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CEE-Performance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2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IRCLE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4:.D7])" office:value-type="float" office:value="0.000002203789163406" calcext:value-type="float">
            <text:p>2.20378916340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4:.D7])" office:value-type="float" office:value="0.00000881295627196" calcext:value-type="float">
            <text:p>8.8129562719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:.D7])" office:value-type="float" office:value="0.00000550855746049825" calcext:value-type="float">
            <text:p>5.508557460498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LIPSE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14:.D17])" office:value-type="float" office:value="0.00001386987988559" calcext:value-type="float">
            <text:p>1.3869879885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14:.D17])" office:value-type="float" office:value="0.00003399976598039" calcext:value-type="float">
            <text:p>3.399976598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14:.D17])" office:value-type="float" office:value="0.0000255434728267425" calcext:value-type="float">
            <text:p>2.554347282674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ARDROP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24:.D27])" office:value-type="float" office:value="0.00005705012452441" calcext:value-type="float">
            <text:p>5.7050124524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24:.D27])" office:value-type="float" office:value="0.00007202932786929" calcext:value-type="float">
            <text:p>7.20293278692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24:.D27])" office:value-type="float" office:value="0.0000678061472438975" calcext:value-type="float">
            <text:p>6.780614724390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UTTERFLY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34:.D37])" office:value-type="float" office:value="0.000005445092899523" calcext:value-type="float">
            <text:p>5.44509289952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34:.D37])" office:value-type="float" office:value="0.00001643334424114" calcext:value-type="float">
            <text:p>1.64333442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34:.D37])" office:value-type="float" office:value="0.0000113536727503993" calcext:value-type="float">
            <text:p>1.135367275040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NAILSHEL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44:.D47])" office:value-type="float" office:value="0.00003691654413053" calcext:value-type="float">
            <text:p>3.69165441305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44:.D47])" office:value-type="float" office:value="0.00005085042486059" calcext:value-type="float">
            <text:p>5.0850424860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4:.D47])" office:value-type="float" office:value="0.00004545896929361" calcext:value-type="float">
            <text:p>4.545896929361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KEWED-ASTROI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54:.D57])" office:value-type="float" office:value="0.000001158518631091" calcext:value-type="float">
            <text:p>1.158518631091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54:.D57])" office:value-type="float" office:value="0.000004632116113725" calcext:value-type="float">
            <text:p>4.632116113725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54:.D57])" office:value-type="float" office:value="0.000002895480632956" calcext:value-type="float">
            <text:p>2.895480632956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IBBON-10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64:.D67])" office:value-type="float" office:value="0.0004818512589475" calcext:value-type="float">
            <text:p>4.818512589475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64:.D67])" office:value-type="float" office:value="0.0004820054776519" calcext:value-type="float">
            <text:p>4.820054776519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64:.D67])" office:value-type="float" office:value="0.00048191590698075" calcext:value-type="float">
            <text:p>4.819159069808E-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IBBON-100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74:.D77])" office:value-type="float" office:value="0.00004751833890898" calcext:value-type="float">
            <text:p>4.75183389089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74:.D77])" office:value-type="float" office:value="0.00004822057586226" calcext:value-type="float">
            <text:p>4.82205758622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74:.D77])" office:value-type="float" office:value="0.000048039282392965" calcext:value-type="float">
            <text:p>4.803928239297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STEPI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84:.D87])" office:value-type="float" office:value="0.000001971493430212" calcext:value-type="float">
            <text:p>1.97149343021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84:.D87])" office:value-type="float" office:value="0.000007299193359018" calcext:value-type="float">
            <text:p>7.29919335901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84:.D87])" office:value-type="float" office:value="0.00000468232237302125" calcext:value-type="float">
            <text:p>4.682322373021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NAHYP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94:.D97])" office:value-type="float" office:value="0.000005943528031539" calcext:value-type="float">
            <text:p>5.9435280315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94:.D97])" office:value-type="float" office:value="0.00000981200996486" calcext:value-type="float">
            <text:p>9.8120099648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94:.D97])" office:value-type="float" office:value="0.0000083554721008145" calcext:value-type="float">
            <text:p>8.355472100815E-06</text:p>
          </table:table-cell>
        </table:table-row>
        <table:table-row table:style-name="ro1" table:number-rows-repeated="104847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EE-Histo-Perfomance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7" table:default-cell-style-name="Default"/>
        <table:table-column table:style-name="co8" table:default-cell-style-name="ce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PERFORMANCE 1</text:p>
          </table:table-cell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IRCLE PERFORMANCE 1 </text:p>
          </table:table-cell>
          <table:table-cell table:number-columns-repeated="2"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1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2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3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4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MINIMUM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MAXIMUM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&amp;</text:p>
          </table:table-cell>
          <table:table-cell office:value-type="string" calcext:value-type="string">
            <text:p>Curve Type</text:p>
          </table:table-cell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Circle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407213023407" calcext:value-type="float">
            <text:p>4.407213023407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661027138322" calcext:value-type="float">
            <text:p>6.61027138322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50855746049825" calcext:value-type="float">
            <text:p>5.508557460498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Ellipse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2387508767166" calcext:value-type="float">
            <text:p>2.38750876716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042915776933" calcext:value-type="float">
            <text:p>3.04291577693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255434728267425" calcext:value-type="float">
            <text:p>2.554347282674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Teardrop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011661778683" calcext:value-type="float">
            <text:p>7.01166177868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851879506" calcext:value-type="float">
            <text:p>7.20285187950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678061472438975" calcext:value-type="float">
            <text:p>6.780614724390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Butterfly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925041122094" calcext:value-type="float">
            <text:p>9.925041122094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61121273884" calcext:value-type="float">
            <text:p>1.36112127388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13536727503993" calcext:value-type="float">
            <text:p>1.135367275040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6:.E9])" office:value-type="float" office:value="0.000002203789163406" calcext:value-type="float">
            <text:p>2.203789163406E-0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nailshel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524898511695" calcext:value-type="float">
            <text:p>4.524898511695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81992306637" calcext:value-type="float">
            <text:p>4.881992306637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545896929361" calcext:value-type="float">
            <text:p>4.545896929361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6:.E9])" office:value-type="float" office:value="0.00000881295627196" calcext:value-type="float">
            <text:p>8.812956271960E-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kewed-Astroid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316710975042" calcext:value-type="float">
            <text:p>2.31671097504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3474576811966" calcext:value-type="float">
            <text:p>3.47457681196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895480632956" calcext:value-type="float">
            <text:p>2.895480632956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6:.E9])" office:value-type="float" office:value="0.00000550855746049825" calcext:value-type="float">
            <text:p>5.508557460498E-0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Ribbon-10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9406921788" calcext:value-type="float">
            <text:p>4.819406921788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91590698075" calcext:value-type="float">
            <text:p>4.81915906980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Ribbon-100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1346349097" calcext:value-type="float">
            <text:p>4.821346349097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0475130965" calcext:value-type="float">
            <text:p>4.820475130965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039282392965" calcext:value-type="float">
            <text:p>4.803928239297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LLIPSE PERFORMANCE 1 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AstEpi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971493430212" calcext:value-type="float">
            <text:p>1.97149343021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3851719659103" calcext:value-type="float">
            <text:p>3.85171965910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606883043752" calcext:value-type="float">
            <text:p>5.60688304375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7299193359018" calcext:value-type="float">
            <text:p>7.299193359018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971493430212" calcext:value-type="float">
            <text:p>1.97149343021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7299193359018" calcext:value-type="float">
            <text:p>7.299193359018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8232237302125" calcext:value-type="float">
            <text:p>4.682322373021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naHyp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356965006276" calcext:value-type="float">
            <text:p>8.35696500627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309385400583" calcext:value-type="float">
            <text:p>9.30938540058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3554721008145" calcext:value-type="float">
            <text:p>8.355472100815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MINIMUM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J6:.J15])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L6:.L15])" office:value-type="float" office:value="0.000002316710975042" calcext:value-type="float">
            <text:p>2.316710975042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N6:.N15])" office:value-type="float" office:value="0.000003474576811966" calcext:value-type="float">
            <text:p>3.474576811966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P6:.P15])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R6:.R15])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T6:.T15])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V6:.V15])" office:value-type="float" office:value="0.000002895480632956" calcext:value-type="float">
            <text:p>2.895480632956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MAXIMUM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J6:.J15])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L6:.L15])" office:value-type="float" office:value="0.0004819406921788" calcext:value-type="float">
            <text:p>4.819406921788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N6:.N15])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P6:.P15])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R6:.R15])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T6:.T15])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V6:.V15])" office:value-type="float" office:value="0.00048191590698075" calcext:value-type="float">
            <text:p>4.81915906980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AVERAGE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J6:.J15])" office:value-type="float" office:value="0.0000654082787257181" calcext:value-type="float">
            <text:p>6.540827872572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L6:.L15])" office:value-type="float" office:value="0.0000698259608402422" calcext:value-type="float">
            <text:p>6.982596084024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N6:.N15])" office:value-type="float" office:value="0.0000719954651447591" calcext:value-type="float">
            <text:p>7.199546514476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P6:.P15])" office:value-type="float" office:value="0.0000733940089115423" calcext:value-type="float">
            <text:p>7.339400891154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R6:.R15])" office:value-type="float" office:value="0.0000653928568552781" calcext:value-type="float">
            <text:p>6.539285685528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T6:.T15])" office:value-type="float" office:value="0.0000734095192175133" calcext:value-type="float">
            <text:p>7.340951921751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V6:.V15])" office:value-type="float" office:value="0.0000701559284055654" calcext:value-type="float">
            <text:p>7.015592840557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16:.E19])" office:value-type="float" office:value="0.00001386987988559" calcext:value-type="float">
            <text:p>1.38698798855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16:.E19])" office:value-type="float" office:value="0.00003399976598039" calcext:value-type="float">
            <text:p>3.39997659803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16:.E19])" office:value-type="float" office:value="0.0000255434728267425" calcext:value-type="float">
            <text:p>2.554347282674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EARDROP PERFORMANCE 1 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26:.E29])" office:value-type="float" office:value="0.00005705012452441" calcext:value-type="float">
            <text:p>5.705012452441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26:.E29])" office:value-type="float" office:value="0.00007202932786929" calcext:value-type="float">
            <text:p>7.20293278692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26:.E29])" office:value-type="float" office:value="0.0000678061472438975" calcext:value-type="float">
            <text:p>6.780614724390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UTTERFLY PERFORMANCE 1 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36:.E39])" office:value-type="float" office:value="0.000005445092899523" calcext:value-type="float">
            <text:p>5.44509289952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36:.E39])" office:value-type="float" office:value="0.00001643334424114" calcext:value-type="float">
            <text:p>1.64333442411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36:.E39])" office:value-type="float" office:value="0.0000113536727503993" calcext:value-type="float">
            <text:p>1.135367275040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NAILSHEL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46:.E49])" office:value-type="float" office:value="0.00003691654413053" calcext:value-type="float">
            <text:p>3.69165441305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46:.E49])" office:value-type="float" office:value="0.00005085042486059" calcext:value-type="float">
            <text:p>5.08504248605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46:.E49])" office:value-type="float" office:value="0.00004545896929361" calcext:value-type="float">
            <text:p>4.545896929361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KEWED-ASTROID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56:.E59])" office:value-type="float" office:value="0.000001158518631091" calcext:value-type="float">
            <text:p>1.158518631091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56:.E59])" office:value-type="float" office:value="0.000004632116113725" calcext:value-type="float">
            <text:p>4.632116113725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56:.E59])" office:value-type="float" office:value="0.000002895480632956" calcext:value-type="float">
            <text:p>2.895480632956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IBBON-10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66:.E69])" office:value-type="float" office:value="0.0004818512589475" calcext:value-type="float">
            <text:p>4.818512589475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66:.E69])" office:value-type="float" office:value="0.0004820054776519" calcext:value-type="float">
            <text:p>4.820054776519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66:.E69])" office:value-type="float" office:value="0.00048191590698075" calcext:value-type="float">
            <text:p>4.819159069808E-04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IBBON-100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76:.E79])" office:value-type="float" office:value="0.00004751833890898" calcext:value-type="float">
            <text:p>4.751833890898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76:.E79])" office:value-type="float" office:value="0.00004822057586226" calcext:value-type="float">
            <text:p>4.82205758622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76:.E79])" office:value-type="float" office:value="0.000048039282392965" calcext:value-type="float">
            <text:p>4.803928239297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STEPI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86:.E89])" office:value-type="float" office:value="0.000001971493430212" calcext:value-type="float">
            <text:p>1.97149343021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86:.E89])" office:value-type="float" office:value="0.000007299193359018" calcext:value-type="float">
            <text:p>7.299193359018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86:.E89])" office:value-type="float" office:value="0.00000468232237302125" calcext:value-type="float">
            <text:p>4.682322373021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NAHYP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96:.E99])" office:value-type="float" office:value="0.000005943528031539" calcext:value-type="float">
            <text:p>5.943528031539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96:.E99])" office:value-type="float" office:value="0.00000981200996486" calcext:value-type="float">
            <text:p>9.812009964860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96:.E99])" office:value-type="float" office:value="0.0000083554721008145" calcext:value-type="float">
            <text:p>8.355472100815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ELLIPSE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4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1" table:default-cell-style-name="ce4"/>
        <table:table-column table:style-name="co26" table:default-cell-style-name="ce4"/>
        <table:table-column table:style-name="co27" table:default-cell-style-name="Default"/>
        <table:table-column table:style-name="co26" table:default-cell-style-name="ce4"/>
        <table:table-column table:style-name="co23" table:default-cell-style-name="Default"/>
        <table:table-column table:style-name="co26" table:default-cell-style-name="ce4"/>
        <table:table-column table:style-name="co17" table:default-cell-style-name="Default"/>
        <table:table-column table:style-name="co26" table:default-cell-style-name="ce4"/>
        <table:table-column table:style-name="co24" table:default-cell-style-name="Default"/>
        <table:table-column table:style-name="co26" table:default-cell-style-name="ce4"/>
        <table:table-column table:style-name="co12" table:default-cell-style-name="Default"/>
        <table:table-column table:style-name="co28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urve Type</text:p>
          </table:table-cell>
          <table:table-cell table:number-columns-repeated="4" table:style-name="ce4" office:value-type="string" calcext:value-type="string">
            <text:p>ELLIP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urve Type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ELLIPSE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ELLIPSE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ELLIPSE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ELLIPSE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ser Feedrate Command FC(mm/s) <text:s text:c="18"/></text:p>
          </table:table-cell>
          <table:table-cell table:style-name="ce4" office:value-type="string" calcext:value-type="string">
            <text:p>FC10</text:p>
          </table:table-cell>
          <table:table-cell table:style-name="ce4" office:value-type="string" calcext:value-type="string">
            <text:p>FC20</text:p>
          </table:table-cell>
          <table:table-cell table:style-name="ce4" office:value-type="string" calcext:value-type="string">
            <text:p>FC30</text:p>
          </table:table-cell>
          <table:table-cell table:style-name="ce4" office:value-type="string" calcext:value-type="string">
            <text:p>FC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er Feedrate Command FC(mm/s) <text:s text:c="18"/>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1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2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3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40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User Lamda Acceleration Safety Factor</text:p>
          </table:table-cell>
          <table:table-cell table:number-columns-repeated="4" table:style-name="ce4" office:value-type="float" office:value="0.18" calcext:value-type="float">
            <text:p>0.1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er Lamda Acceleration Safety Factor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Total Iterpolated Points (TIP)</text:p>
          </table:table-cell>
          <table:table-cell table:style-name="ce2" office:value-type="float" office:value="21575" calcext:value-type="float">
            <text:p>2.157500000000E+04</text:p>
          </table:table-cell>
          <table:table-cell table:style-name="ce2" office:value-type="float" office:value="11296" calcext:value-type="float">
            <text:p>1.129600000000E+04</text:p>
          </table:table-cell>
          <table:table-cell table:style-name="ce2" office:value-type="float" office:value="8338" calcext:value-type="float">
            <text:p>8.338000000000E+03</text:p>
          </table:table-cell>
          <table:table-cell table:style-name="ce2" office:value-type="float" office:value="7351" calcext:value-type="float">
            <text:p>7.351000000000E+0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Iterpolated Points (TIP)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21575" calcext:value-type="float">
            <text:p>21575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11296" calcext:value-type="float">
            <text:p>11296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8338" calcext:value-type="float">
            <text:p>8338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7351" calcext:value-type="float">
            <text:p>7351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Total Sum-Chord-Error (SCE) (mm)</text:p>
          </table:table-cell>
          <table:table-cell table:style-name="ce2" office:value-type="float" office:value="0.002990951697698" calcext:value-type="float">
            <text:p>2.990951697698E-03</text:p>
          </table:table-cell>
          <table:table-cell table:style-name="ce2" office:value-type="float" office:value="0.005148661124856" calcext:value-type="float">
            <text:p>5.148661124856E-03</text:p>
          </table:table-cell>
          <table:table-cell table:style-name="ce2" office:value-type="float" office:value="0.006561982225601" calcext:value-type="float">
            <text:p>6.561982225601E-03</text:p>
          </table:table-cell>
          <table:table-cell table:style-name="ce2" office:value-type="float" office:value="0.007331840610025" calcext:value-type="float">
            <text:p>7.331840610025E-0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Chord-Error (SCE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2990951697698" calcext:value-type="float">
            <text:p>2.990951697698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5148661124856" calcext:value-type="float">
            <text:p>5.148661124856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6561982225601" calcext:value-type="float">
            <text:p>6.561982225601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7331840610025" calcext:value-type="float">
            <text:p>7.331840610025E-03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atio 1 = (SCE/TIP) = Chord-Error/Point</text:p>
          </table:table-cell>
          <table:table-cell table:style-name="ce2" office:value-type="float" office:value="0.0000001386368637108" calcext:value-type="float">
            <text:p>1.386368637108E-07</text:p>
          </table:table-cell>
          <table:table-cell table:style-name="ce2" office:value-type="float" office:value="0.000000455835424954" calcext:value-type="float">
            <text:p>4.558354249540E-07</text:p>
          </table:table-cell>
          <table:table-cell table:style-name="ce2" office:value-type="float" office:value="0.0000007870915467915" calcext:value-type="float">
            <text:p>7.870915467915E-07</text:p>
          </table:table-cell>
          <table:table-cell table:style-name="ce2" office:value-type="float" office:value="0.0000009975293346972" calcext:value-type="float">
            <text:p>9.975293346972E-0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1 = (SCE/TIP) = Chord-Error/Point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1386368637108" calcext:value-type="float">
            <text:p>1.386368637108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455835424954" calcext:value-type="float">
            <text:p>4.558354249540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7870915467915" calcext:value-type="float">
            <text:p>7.870915467915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75293346972" calcext:value-type="float">
            <text:p>9.975293346972E-0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Total Sum-Arc-Length (SAL) (mm)</text:p>
          </table:table-cell>
          <table:table-cell table:style-name="ce2" office:value-type="float" office:value="215.6436635306" calcext:value-type="float">
            <text:p>2.156436635306E+02</text:p>
          </table:table-cell>
          <table:table-cell table:style-name="ce2" office:value-type="float" office:value="215.6499394203" calcext:value-type="float">
            <text:p>2.156499394203E+02</text:p>
          </table:table-cell>
          <table:table-cell table:style-name="ce2" office:value-type="float" office:value="215.6478495089" calcext:value-type="float">
            <text:p>2.156478495089E+02</text:p>
          </table:table-cell>
          <table:table-cell table:style-name="ce2" office:value-type="float" office:value="215.6438658943" calcext:value-type="float">
            <text:p>2.156438658943E+0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Length (SA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15.6436635306" calcext:value-type="float">
            <text:p>2.156436635306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15.6499394203" calcext:value-type="float">
            <text:p>2.156499394203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15.6478495089" calcext:value-type="float">
            <text:p>2.156478495089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15.6438658943" calcext:value-type="float">
            <text:p>2.156438658943E+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Total Sum-Chord-Length (SCL) (mm)</text:p>
          </table:table-cell>
          <table:table-cell table:style-name="ce2" office:value-type="float" office:value="215.6436625529" calcext:value-type="float">
            <text:p>2.156436625529E+02</text:p>
          </table:table-cell>
          <table:table-cell table:style-name="ce2" office:value-type="float" office:value="215.6499358521" calcext:value-type="float">
            <text:p>2.156499358521E+02</text:p>
          </table:table-cell>
          <table:table-cell table:style-name="ce2" office:value-type="float" office:value="215.6478426167" calcext:value-type="float">
            <text:p>2.156478426167E+02</text:p>
          </table:table-cell>
          <table:table-cell table:style-name="ce2" office:value-type="float" office:value="215.6438551446" calcext:value-type="float">
            <text:p>2.156438551446E+0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Chord-Length (S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15.6436625529" calcext:value-type="float">
            <text:p>2.156436625529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15.6499358521" calcext:value-type="float">
            <text:p>2.156499358521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15.6478426167" calcext:value-type="float">
            <text:p>2.156478426167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15.6438551446" calcext:value-type="float">
            <text:p>2.156438551446E+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Difference = (SAL – SCL) (mm)</text:p>
          </table:table-cell>
          <table:table-cell table:style-name="ce2" office:value-type="float" office:value="0.0000009777115224097" calcext:value-type="float">
            <text:p>9.777115224097E-07</text:p>
          </table:table-cell>
          <table:table-cell table:style-name="ce2" office:value-type="float" office:value="0.000003568242959773" calcext:value-type="float">
            <text:p>3.568242959773E-06</text:p>
          </table:table-cell>
          <table:table-cell table:style-name="ce2" office:value-type="float" office:value="0.000006892209597709" calcext:value-type="float">
            <text:p>6.892209597709E-06</text:p>
          </table:table-cell>
          <table:table-cell table:style-name="ce2" office:value-type="float" office:value="0.00001074976646009" calcext:value-type="float">
            <text:p>1.074976646009E-0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ifference = (SAL – S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777115224097" calcext:value-type="float">
            <text:p>9.777115224097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3568242959773" calcext:value-type="float">
            <text:p>3.568242959773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6892209597709" calcext:value-type="float">
            <text:p>6.892209597709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1074976646009" calcext:value-type="float">
            <text:p>1.074976646009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Percentage Difference = (SAL – SCL)/SAL</text:p>
          </table:table-cell>
          <table:table-cell table:style-name="ce2" office:value-type="float" office:value="0.0000004533921870933" calcext:value-type="float">
            <text:p>4.533921870933E-07</text:p>
          </table:table-cell>
          <table:table-cell table:style-name="ce2" office:value-type="float" office:value="0.000001654645936542" calcext:value-type="float">
            <text:p>1.654645936542E-06</text:p>
          </table:table-cell>
          <table:table-cell table:style-name="ce2" office:value-type="float" office:value="0.000003196048378596" calcext:value-type="float">
            <text:p>3.196048378596E-06</text:p>
          </table:table-cell>
          <table:table-cell table:style-name="ce2" office:value-type="float" office:value="0.000004984962783667" calcext:value-type="float">
            <text:p>4.984962783667E-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ercentage Difference = (SAL – SCL)/SAL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4533921870933" calcext:value-type="float">
            <text:p>4.533921870933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1654645936542" calcext:value-type="float">
            <text:p>1.654645936542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3196048378596" calcext:value-type="float">
            <text:p>3.196048378596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4984962783667" calcext:value-type="float">
            <text:p>4.984962783667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Ratio 2 = (SCE/SCL) = Chord Error/Chord-Length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2" office:value-type="float" office:value="0.00002387508767166" calcext:value-type="float">
            <text:p>2.387508767166E-05</text:p>
          </table:table-cell>
          <table:table-cell table:style-name="ce2" office:value-type="float" office:value="0.00003042915776933" calcext:value-type="float">
            <text:p>3.042915776933E-05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2 = (SCE/SCL) = Chord Error/Chord-Length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2387508767166" calcext:value-type="float">
            <text:p>2.387508767166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3042915776933" calcext:value-type="float">
            <text:p>3.042915776933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Total Sum-Arc-Theta (SAT) (rad)</text:p>
          </table:table-cell>
          <table:table-cell table:style-name="ce2" office:value-type="float" office:value="6.280515723261" calcext:value-type="float">
            <text:p>6.280515723261E+00</text:p>
          </table:table-cell>
          <table:table-cell table:style-name="ce2" office:value-type="float" office:value="6.283169115421" calcext:value-type="float">
            <text:p>6.283169115421E+00</text:p>
          </table:table-cell>
          <table:table-cell table:style-name="ce2" office:value-type="float" office:value="6.282291919271" calcext:value-type="float">
            <text:p>6.282291919271E+00</text:p>
          </table:table-cell>
          <table:table-cell table:style-name="ce2" office:value-type="float" office:value="6.280610715483" calcext:value-type="float">
            <text:p>6.280610715483E+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Theta (SAT) (rad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6.280515723261" calcext:value-type="float">
            <text:p>6.280515723261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6.283169115421" calcext:value-type="float">
            <text:p>6.283169115421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6.282291919271" calcext:value-type="float">
            <text:p>6.282291919271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6.280610715483" calcext:value-type="float">
            <text:p>6.280610715483E+00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Total Sum-Arc-Area (SAA) (mm2)</text:p>
          </table:table-cell>
          <table:table-cell table:style-name="ce2" office:value-type="float" office:value="0.00005185017589366" calcext:value-type="float">
            <text:p>5.185017589366E-05</text:p>
          </table:table-cell>
          <table:table-cell table:style-name="ce2" office:value-type="float" office:value="0.0001275076043292" calcext:value-type="float">
            <text:p>1.275076043292E-04</text:p>
          </table:table-cell>
          <table:table-cell table:style-name="ce2" office:value-type="float" office:value="0.0001849039783361" calcext:value-type="float">
            <text:p>1.849039783361E-04</text:p>
          </table:table-cell>
          <table:table-cell table:style-name="ce2" office:value-type="float" office:value="0.0002200267776119" calcext:value-type="float">
            <text:p>2.200267776119E-0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Area (SAA) (mm2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5185017589366" calcext:value-type="float">
            <text:p>5.185017589366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1275076043292" calcext:value-type="float">
            <text:p>1.275076043292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1849039783361" calcext:value-type="float">
            <text:p>1.849039783361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2200267776119" calcext:value-type="float">
            <text:p>2.200267776119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Ratio 3 = (SAA/SCL) = Arc-Area/Chord-Length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2" office:value-type="float" office:value="0.00002387508767166" calcext:value-type="float">
            <text:p>2.387508767166E-05</text:p>
          </table:table-cell>
          <table:table-cell table:style-name="ce2" office:value-type="float" office:value="0.00003042915776933" calcext:value-type="float">
            <text:p>3.042915776933E-05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3 = (SAA/SCL) = Arc-Area/Chord-Length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2387508767166" calcext:value-type="float">
            <text:p>2.387508767166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3042915776933" calcext:value-type="float">
            <text:p>3.042915776933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Average-Chord-Error (ACE) (mm)</text:p>
          </table:table-cell>
          <table:table-cell table:style-name="ce2" office:value-type="float" office:value="0.0000001386368637108" calcext:value-type="float">
            <text:p>1.386368637108E-07</text:p>
          </table:table-cell>
          <table:table-cell table:style-name="ce2" office:value-type="float" office:value="0.000000455835424954" calcext:value-type="float">
            <text:p>4.558354249540E-07</text:p>
          </table:table-cell>
          <table:table-cell table:style-name="ce2" office:value-type="float" office:value="0.0000007870915467915" calcext:value-type="float">
            <text:p>7.870915467915E-07</text:p>
          </table:table-cell>
          <table:table-cell table:style-name="ce2" office:value-type="float" office:value="0.0000009975293346972" calcext:value-type="float">
            <text:p>9.975293346972E-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Chord-Error (ACE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1386368637108" calcext:value-type="float">
            <text:p>1.386368637108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455835424954" calcext:value-type="float">
            <text:p>4.558354249540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7870915467915" calcext:value-type="float">
            <text:p>7.870915467915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75293346972" calcext:value-type="float">
            <text:p>9.975293346972E-0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Average-Arc-Length (AAL) (mm)</text:p>
          </table:table-cell>
          <table:table-cell table:style-name="ce2" office:value-type="float" office:value="0.009995534603255" calcext:value-type="float">
            <text:p>9.995534603255E-03</text:p>
          </table:table-cell>
          <table:table-cell table:style-name="ce2" office:value-type="float" office:value="0.01909251345023" calcext:value-type="float">
            <text:p>1.909251345023E-02</text:p>
          </table:table-cell>
          <table:table-cell table:style-name="ce2" office:value-type="float" office:value="0.02586636074235" calcext:value-type="float">
            <text:p>2.586636074235E-02</text:p>
          </table:table-cell>
          <table:table-cell table:style-name="ce2" office:value-type="float" office:value="0.02933930148222" calcext:value-type="float">
            <text:p>2.933930148222E-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Length (AA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9995534603255" calcext:value-type="float">
            <text:p>9.995534603255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909251345023" calcext:value-type="float">
            <text:p>1.909251345023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2586636074235" calcext:value-type="float">
            <text:p>2.586636074235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2933930148222" calcext:value-type="float">
            <text:p>2.933930148222E-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verage-Chord-Length (ACL) (mm)</text:p>
          </table:table-cell>
          <table:table-cell table:style-name="ce2" office:value-type="float" office:value="0.009995534557936" calcext:value-type="float">
            <text:p>9.995534557936E-03</text:p>
          </table:table-cell>
          <table:table-cell table:style-name="ce2" office:value-type="float" office:value="0.01909251313431" calcext:value-type="float">
            <text:p>1.909251313431E-02</text:p>
          </table:table-cell>
          <table:table-cell table:style-name="ce2" office:value-type="float" office:value="0.02586635991565" calcext:value-type="float">
            <text:p>2.586635991565E-02</text:p>
          </table:table-cell>
          <table:table-cell table:style-name="ce2" office:value-type="float" office:value="0.02933930001967" calcext:value-type="float">
            <text:p>2.933930001967E-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Chord-Length (A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9995534557936" calcext:value-type="float">
            <text:p>9.995534557936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909251313431" calcext:value-type="float">
            <text:p>1.909251313431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2586635991565" calcext:value-type="float">
            <text:p>2.586635991565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2933930001967" calcext:value-type="float">
            <text:p>2.933930001967E-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Average-Arc-Theta (AAT) (rad)</text:p>
          </table:table-cell>
          <table:table-cell table:style-name="ce2" office:value-type="float" office:value="0.0002911150330611" calcext:value-type="float">
            <text:p>2.911150330611E-04</text:p>
          </table:table-cell>
          <table:table-cell table:style-name="ce2" office:value-type="float" office:value="0.0005562788061462" calcext:value-type="float">
            <text:p>5.562788061462E-04</text:p>
          </table:table-cell>
          <table:table-cell table:style-name="ce2" office:value-type="float" office:value="0.0007535434711852" calcext:value-type="float">
            <text:p>7.535434711852E-04</text:p>
          </table:table-cell>
          <table:table-cell table:style-name="ce2" office:value-type="float" office:value="0.0008545048592494" calcext:value-type="float">
            <text:p>8.545048592494E-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Theta (AAT) (rad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2911150330611" calcext:value-type="float">
            <text:p>2.911150330611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5562788061462" calcext:value-type="float">
            <text:p>5.562788061462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7535434711852" calcext:value-type="float">
            <text:p>7.535434711852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8545048592494" calcext:value-type="float">
            <text:p>8.545048592494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Average-Arc-Area (AAA) (mm2)</text:p>
          </table:table-cell>
          <table:table-cell table:style-name="ce2" office:value-type="float" office:value="0.00000000240336404439" calcext:value-type="float">
            <text:p>2.403364044390E-09</text:p>
          </table:table-cell>
          <table:table-cell table:style-name="ce2" office:value-type="float" office:value="0.00000001128885385827" calcext:value-type="float">
            <text:p>1.128885385827E-08</text:p>
          </table:table-cell>
          <table:table-cell table:style-name="ce2" office:value-type="float" office:value="0.00000002217871876407" calcext:value-type="float">
            <text:p>2.217871876407E-08</text:p>
          </table:table-cell>
          <table:table-cell table:style-name="ce2" office:value-type="float" office:value="0.00000002993561600162" calcext:value-type="float">
            <text:p>2.993561600162E-0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Area (AAA) (mm2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0240336404439" calcext:value-type="float">
            <text:p>2.403364044390E-09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1128885385827" calcext:value-type="float">
            <text:p>1.128885385827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2217871876407" calcext:value-type="float">
            <text:p>2.217871876407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2993561600162" calcext:value-type="float">
            <text:p>2.993561600162E-0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8"/>
          <table:table-cell table:style-name="ce2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Algorithm actual runtime on computer (ART) (s) </text:p>
          </table:table-cell>
          <table:table-cell office:value-type="float" office:value="7.13439876" calcext:value-type="float">
            <text:p>7.13439876</text:p>
          </table:table-cell>
          <table:table-cell office:value-type="float" office:value="7.633051722" calcext:value-type="float">
            <text:p>7.633051722</text:p>
          </table:table-cell>
          <table:table-cell office:value-type="float" office:value="11.041426063" calcext:value-type="float">
            <text:p>11.041426063</text:p>
          </table:table-cell>
          <table:table-cell office:value-type="float" office:value="16.776571251" calcext:value-type="float">
            <text:p>16.77657125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gorithm actual runtime on computer (ART) (s) </text:p>
          </table:table-cell>
          <table:table-cell office:value-type="string" calcext:value-type="string">
            <text:p>&amp;</text:p>
          </table:table-cell>
          <table:table-cell office:value-type="float" office:value="7.13439876" calcext:value-type="float">
            <text:p>7.13439876</text:p>
          </table:table-cell>
          <table:table-cell office:value-type="string" calcext:value-type="string">
            <text:p>&amp;</text:p>
          </table:table-cell>
          <table:table-cell office:value-type="float" office:value="7.633051722" calcext:value-type="float">
            <text:p>7.633051722</text:p>
          </table:table-cell>
          <table:table-cell office:value-type="string" calcext:value-type="string">
            <text:p>&amp;</text:p>
          </table:table-cell>
          <table:table-cell office:value-type="float" office:value="11.041426063" calcext:value-type="float">
            <text:p>11.041426063</text:p>
          </table:table-cell>
          <table:table-cell office:value-type="string" calcext:value-type="string">
            <text:p>&amp;</text:p>
          </table:table-cell>
          <table:table-cell office:value-type="float" office:value="16.776571251" calcext:value-type="float">
            <text:p>16.776571251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4"/>
          <table:table-cell table:style-name="ce4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(2) ELLIPSE</text:p>
          </table:table-cell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ELLIPSE (9) ALGORITHM EXECUTION STATISTICS </text:p>
          </table:table-cell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ELLIPSE TOTAL-INTERPOLATED-POINTS <text:s text:c="9"/></text:p>
          </table:table-cell>
          <table:table-cell table:style-name="ce2" office:value-type="float" office:value="21575" calcext:value-type="float">
            <text:p>2.157500000000E+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ELLIPSE SUM-CHORD-ERROR-(mm) <text:s text:c="14"/></text:p>
          </table:table-cell>
          <table:table-cell table:style-name="ce2" office:value-type="float" office:value="0.002990951697698" calcext:value-type="float">
            <text:p>2.990951697698E-03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ELLIPSE SUM-CHORD-ERROR/TOT-INTERPOL-PNTS <text:s/></text:p>
          </table:table-cell>
          <table:table-cell table:style-name="ce2" office:value-type="float" office:value="0.0000001386368637108" calcext:value-type="float">
            <text:p>1.386368637108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ELLIPSE SUM-ARC-LENGTH-(mm) <text:s text:c="15"/></text:p>
          </table:table-cell>
          <table:table-cell table:style-name="ce2" office:value-type="float" office:value="215.6436635306" calcext:value-type="float">
            <text:p>2.156436635306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ELLIPSE SUM-CHORD-LENGTH-(mm) <text:s text:c="13"/></text:p>
          </table:table-cell>
          <table:table-cell table:style-name="ce2" office:value-type="float" office:value="215.6436625529" calcext:value-type="float">
            <text:p>2.156436625529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ELLIPSE DIFF-ARC-LENGTH-CHORD-LENGTH-(mm) <text:s/></text:p>
          </table:table-cell>
          <table:table-cell table:style-name="ce2" office:value-type="float" office:value="0.0000009777115224097" calcext:value-type="float">
            <text:p>9.777115224097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ELLIPSE PCNT-DIFF-ARC-CHORD-LENGTH <text:s text:c="8"/></text:p>
          </table:table-cell>
          <table:table-cell table:style-name="ce2" office:value-type="float" office:value="0.0000004533921870933" calcext:value-type="float">
            <text:p>4.533921870933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ELLIPSE SUM-CHORD-ERROR/SUM-CHORD-LENGTH <text:s text:c="2"/>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ELLIPSE SUM-ARC-THETA-(rad) <text:s text:c="15"/></text:p>
          </table:table-cell>
          <table:table-cell table:style-name="ce2" office:value-type="float" office:value="6.280515723261" calcext:value-type="float">
            <text:p>6.280515723261E+00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ELLIPSE SUM-ARC-AREA-(mm2) <text:s text:c="16"/></text:p>
          </table:table-cell>
          <table:table-cell table:style-name="ce2" office:value-type="float" office:value="0.00005185017589366" calcext:value-type="float">
            <text:p>5.185017589366E-05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ELLIPSE SUM-ARC-AREA/SUM-CHORD-LENGTH <text:s text:c="5"/>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ELLIPSE AVG-CHORD-ERROR-(mm) <text:s text:c="14"/></text:p>
          </table:table-cell>
          <table:table-cell table:style-name="ce2" office:value-type="float" office:value="0.0000001386368637108" calcext:value-type="float">
            <text:p>1.386368637108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ELLIPSE AVG-ARC-LENGTH-(mm) <text:s text:c="15"/></text:p>
          </table:table-cell>
          <table:table-cell table:style-name="ce2" office:value-type="float" office:value="0.009995534603255" calcext:value-type="float">
            <text:p>9.995534603255E-03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ELLIPSE AVG-CHORD-LENGTH-(mm) <text:s text:c="13"/></text:p>
          </table:table-cell>
          <table:table-cell table:style-name="ce2" office:value-type="float" office:value="0.009995534557936" calcext:value-type="float">
            <text:p>9.995534557936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ELLIPSE AVG-ARC-THETA-(rad) <text:s text:c="15"/></text:p>
          </table:table-cell>
          <table:table-cell table:style-name="ce2" office:value-type="float" office:value="0.0002911150330611" calcext:value-type="float">
            <text:p>2.911150330611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ELLIPSE AVG-ARC-AREA-(mm2) <text:s text:c="16"/></text:p>
          </table:table-cell>
          <table:table-cell table:style-name="ce2" office:value-type="float" office:value="0.00000000240336404439" calcext:value-type="float">
            <text:p>2.403364044390E-09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5T03:39:29.9" calcext:value-type="date">
            <text:p>2023-10-05 03:39:29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7.134398760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ELLIPSE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ELLIPSE TOTAL-INTERPOLATED-POINTS <text:s text:c="9"/></text:p>
          </table:table-cell>
          <table:table-cell table:style-name="ce2" office:value-type="float" office:value="11296" calcext:value-type="float">
            <text:p>1.129600000000E+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ELLIPSE SUM-CHORD-ERROR-(mm) <text:s text:c="14"/></text:p>
          </table:table-cell>
          <table:table-cell table:style-name="ce2" office:value-type="float" office:value="0.005148661124856" calcext:value-type="float">
            <text:p>5.148661124856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ELLIPSE SUM-CHORD-ERROR/TOT-INTERPOL-PNTS <text:s/></text:p>
          </table:table-cell>
          <table:table-cell table:style-name="ce2" office:value-type="float" office:value="0.000000455835424954" calcext:value-type="float">
            <text:p>4.558354249540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ELLIPSE SUM-ARC-LENGTH-(mm) <text:s text:c="15"/></text:p>
          </table:table-cell>
          <table:table-cell table:style-name="ce2" office:value-type="float" office:value="215.6499394203" calcext:value-type="float">
            <text:p>2.156499394203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ELLIPSE SUM-CHORD-LENGTH-(mm) <text:s text:c="13"/></text:p>
          </table:table-cell>
          <table:table-cell table:style-name="ce2" office:value-type="float" office:value="215.6499358521" calcext:value-type="float">
            <text:p>2.156499358521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ELLIPSE DIFF-ARC-LENGTH-CHORD-LENGTH-(mm) <text:s/></text:p>
          </table:table-cell>
          <table:table-cell table:style-name="ce2" office:value-type="float" office:value="0.000003568242959773" calcext:value-type="float">
            <text:p>3.568242959773E-06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ELLIPSE PCNT-DIFF-ARC-CHORD-LENGTH <text:s text:c="8"/></text:p>
          </table:table-cell>
          <table:table-cell table:style-name="ce2" office:value-type="float" office:value="0.000001654645936542" calcext:value-type="float">
            <text:p>1.654645936542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ELLIPSE SUM-CHORD-ERROR/SUM-CHORD-LENGTH <text:s text:c="2"/></text:p>
          </table:table-cell>
          <table:table-cell table:style-name="ce2" office:value-type="float" office:value="0.00002387508767166" calcext:value-type="float">
            <text:p>2.387508767166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ELLIPSE SUM-ARC-THETA-(rad) <text:s text:c="15"/></text:p>
          </table:table-cell>
          <table:table-cell table:style-name="ce2" office:value-type="float" office:value="6.283169115421" calcext:value-type="float">
            <text:p>6.283169115421E+00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ELLIPSE SUM-ARC-AREA-(mm2) <text:s text:c="16"/></text:p>
          </table:table-cell>
          <table:table-cell table:style-name="ce2" office:value-type="float" office:value="0.0001275076043292" calcext:value-type="float">
            <text:p>1.275076043292E-0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ELLIPSE SUM-ARC-AREA/SUM-CHORD-LENGTH <text:s text:c="5"/></text:p>
          </table:table-cell>
          <table:table-cell table:style-name="ce2" office:value-type="float" office:value="0.00002387508767166" calcext:value-type="float">
            <text:p>2.387508767166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ELLIPSE AVG-CHORD-ERROR-(mm) <text:s text:c="14"/></text:p>
          </table:table-cell>
          <table:table-cell table:style-name="ce2" office:value-type="float" office:value="0.000000455835424954" calcext:value-type="float">
            <text:p>4.558354249540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ELLIPSE AVG-ARC-LENGTH-(mm) <text:s text:c="15"/></text:p>
          </table:table-cell>
          <table:table-cell table:style-name="ce2" office:value-type="float" office:value="0.01909251345023" calcext:value-type="float">
            <text:p>1.909251345023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ELLIPSE AVG-CHORD-LENGTH-(mm) <text:s text:c="13"/></text:p>
          </table:table-cell>
          <table:table-cell table:style-name="ce2" office:value-type="float" office:value="0.01909251313431" calcext:value-type="float">
            <text:p>1.909251313431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ELLIPSE AVG-ARC-THETA-(rad) <text:s text:c="15"/></text:p>
          </table:table-cell>
          <table:table-cell table:style-name="ce2" office:value-type="float" office:value="0.0005562788061462" calcext:value-type="float">
            <text:p>5.562788061462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ELLIPSE AVG-ARC-AREA-(mm2) <text:s text:c="16"/></text:p>
          </table:table-cell>
          <table:table-cell table:style-name="ce2" office:value-type="float" office:value="0.00000001128885385827" calcext:value-type="float">
            <text:p>1.128885385827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5T03:46:16.65" calcext:value-type="date">
            <text:p>2023-10-05 03:46:16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7.633051722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ELLIPSE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ELLIPSE TOTAL-INTERPOLATED-POINTS <text:s text:c="9"/></text:p>
          </table:table-cell>
          <table:table-cell table:style-name="ce2" office:value-type="float" office:value="8338" calcext:value-type="float">
            <text:p>8.338000000000E+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ELLIPSE SUM-CHORD-ERROR-(mm) <text:s text:c="14"/></text:p>
          </table:table-cell>
          <table:table-cell table:style-name="ce2" office:value-type="float" office:value="0.006561982225601" calcext:value-type="float">
            <text:p>6.561982225601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ELLIPSE SUM-CHORD-ERROR/TOT-INTERPOL-PNTS <text:s/></text:p>
          </table:table-cell>
          <table:table-cell table:style-name="ce2" office:value-type="float" office:value="0.0000007870915467915" calcext:value-type="float">
            <text:p>7.870915467915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ELLIPSE SUM-ARC-LENGTH-(mm) <text:s text:c="15"/></text:p>
          </table:table-cell>
          <table:table-cell table:style-name="ce2" office:value-type="float" office:value="215.6478495089" calcext:value-type="float">
            <text:p>2.156478495089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ELLIPSE SUM-CHORD-LENGTH-(mm) <text:s text:c="13"/></text:p>
          </table:table-cell>
          <table:table-cell table:style-name="ce2" office:value-type="float" office:value="215.6478426167" calcext:value-type="float">
            <text:p>2.156478426167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ELLIPSE DIFF-ARC-LENGTH-CHORD-LENGTH-(mm) <text:s/></text:p>
          </table:table-cell>
          <table:table-cell table:style-name="ce2" office:value-type="float" office:value="0.000006892209597709" calcext:value-type="float">
            <text:p>6.892209597709E-06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ELLIPSE PCNT-DIFF-ARC-CHORD-LENGTH <text:s text:c="8"/></text:p>
          </table:table-cell>
          <table:table-cell table:style-name="ce2" office:value-type="float" office:value="0.000003196048378596" calcext:value-type="float">
            <text:p>3.196048378596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ELLIPSE SUM-CHORD-ERROR/SUM-CHORD-LENGTH <text:s text:c="2"/></text:p>
          </table:table-cell>
          <table:table-cell table:style-name="ce2" office:value-type="float" office:value="0.00003042915776933" calcext:value-type="float">
            <text:p>3.042915776933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ELLIPSE SUM-ARC-THETA-(rad) <text:s text:c="15"/></text:p>
          </table:table-cell>
          <table:table-cell table:style-name="ce2" office:value-type="float" office:value="6.282291919271" calcext:value-type="float">
            <text:p>6.282291919271E+00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ELLIPSE SUM-ARC-AREA-(mm2) <text:s text:c="16"/></text:p>
          </table:table-cell>
          <table:table-cell table:style-name="ce2" office:value-type="float" office:value="0.0001849039783361" calcext:value-type="float">
            <text:p>1.849039783361E-0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ELLIPSE SUM-ARC-AREA/SUM-CHORD-LENGTH <text:s text:c="5"/></text:p>
          </table:table-cell>
          <table:table-cell table:style-name="ce2" office:value-type="float" office:value="0.00003042915776933" calcext:value-type="float">
            <text:p>3.042915776933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ELLIPSE AVG-CHORD-ERROR-(mm) <text:s text:c="14"/></text:p>
          </table:table-cell>
          <table:table-cell table:style-name="ce2" office:value-type="float" office:value="0.0000007870915467915" calcext:value-type="float">
            <text:p>7.870915467915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ELLIPSE AVG-ARC-LENGTH-(mm) <text:s text:c="15"/></text:p>
          </table:table-cell>
          <table:table-cell table:style-name="ce2" office:value-type="float" office:value="0.02586636074235" calcext:value-type="float">
            <text:p>2.586636074235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ELLIPSE AVG-CHORD-LENGTH-(mm) <text:s text:c="13"/></text:p>
          </table:table-cell>
          <table:table-cell table:style-name="ce2" office:value-type="float" office:value="0.02586635991565" calcext:value-type="float">
            <text:p>2.586635991565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ELLIPSE AVG-ARC-THETA-(rad) <text:s text:c="15"/></text:p>
          </table:table-cell>
          <table:table-cell table:style-name="ce2" office:value-type="float" office:value="0.0007535434711852" calcext:value-type="float">
            <text:p>7.535434711852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ELLIPSE AVG-ARC-AREA-(mm2) <text:s text:c="16"/></text:p>
          </table:table-cell>
          <table:table-cell table:style-name="ce2" office:value-type="float" office:value="0.00000002217871876407" calcext:value-type="float">
            <text:p>2.217871876407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5T10:23:04.26" calcext:value-type="date">
            <text:p>2023-10-05 10:23:04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11.041426063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ELLIPSE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ELLIPSE TOTAL-INTERPOLATED-POINTS <text:s text:c="9"/></text:p>
          </table:table-cell>
          <table:table-cell table:style-name="ce2" office:value-type="float" office:value="7351" calcext:value-type="float">
            <text:p>7.351000000000E+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ELLIPSE SUM-CHORD-ERROR-(mm) <text:s text:c="14"/></text:p>
          </table:table-cell>
          <table:table-cell table:style-name="ce2" office:value-type="float" office:value="0.007331840610025" calcext:value-type="float">
            <text:p>7.331840610025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ELLIPSE SUM-CHORD-ERROR/TOT-INTERPOL-PNTS <text:s/></text:p>
          </table:table-cell>
          <table:table-cell table:style-name="ce2" office:value-type="float" office:value="0.0000009975293346972" calcext:value-type="float">
            <text:p>9.975293346972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ELLIPSE SUM-ARC-LENGTH-(mm) <text:s text:c="15"/></text:p>
          </table:table-cell>
          <table:table-cell table:style-name="ce2" office:value-type="float" office:value="215.6438658943" calcext:value-type="float">
            <text:p>2.156438658943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ELLIPSE SUM-CHORD-LENGTH-(mm) <text:s text:c="13"/></text:p>
          </table:table-cell>
          <table:table-cell table:style-name="ce2" office:value-type="float" office:value="215.6438551446" calcext:value-type="float">
            <text:p>2.156438551446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ELLIPSE DIFF-ARC-LENGTH-CHORD-LENGTH-(mm) <text:s/></text:p>
          </table:table-cell>
          <table:table-cell table:style-name="ce2" office:value-type="float" office:value="0.00001074976646009" calcext:value-type="float">
            <text:p>1.074976646009E-05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ELLIPSE PCNT-DIFF-ARC-CHORD-LENGTH <text:s text:c="8"/></text:p>
          </table:table-cell>
          <table:table-cell table:style-name="ce2" office:value-type="float" office:value="0.000004984962783667" calcext:value-type="float">
            <text:p>4.984962783667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ELLIPSE SUM-CHORD-ERROR/SUM-CHORD-LENGTH <text:s text:c="2"/>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ELLIPSE SUM-ARC-THETA-(rad) <text:s text:c="15"/></text:p>
          </table:table-cell>
          <table:table-cell table:style-name="ce2" office:value-type="float" office:value="6.280610715483" calcext:value-type="float">
            <text:p>6.280610715483E+00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ELLIPSE SUM-ARC-AREA-(mm2) <text:s text:c="16"/></text:p>
          </table:table-cell>
          <table:table-cell table:style-name="ce2" office:value-type="float" office:value="0.0002200267776119" calcext:value-type="float">
            <text:p>2.200267776119E-0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ELLIPSE SUM-ARC-AREA/SUM-CHORD-LENGTH <text:s text:c="5"/>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ELLIPSE AVG-CHORD-ERROR-(mm) <text:s text:c="14"/></text:p>
          </table:table-cell>
          <table:table-cell table:style-name="ce2" office:value-type="float" office:value="0.0000009975293346972" calcext:value-type="float">
            <text:p>9.975293346972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ELLIPSE AVG-ARC-LENGTH-(mm) <text:s text:c="15"/></text:p>
          </table:table-cell>
          <table:table-cell table:style-name="ce2" office:value-type="float" office:value="0.02933930148222" calcext:value-type="float">
            <text:p>2.933930148222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ELLIPSE AVG-CHORD-LENGTH-(mm) <text:s text:c="13"/></text:p>
          </table:table-cell>
          <table:table-cell table:style-name="ce2" office:value-type="float" office:value="0.02933930001967" calcext:value-type="float">
            <text:p>2.933930001967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ELLIPSE AVG-ARC-THETA-(rad) <text:s text:c="15"/></text:p>
          </table:table-cell>
          <table:table-cell table:style-name="ce2" office:value-type="float" office:value="0.0008545048592494" calcext:value-type="float">
            <text:p>8.545048592494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ELLIPSE AVG-ARC-AREA-(mm2) <text:s text:c="16"/></text:p>
          </table:table-cell>
          <table:table-cell table:style-name="ce2" office:value-type="float" office:value="0.00000002993561600162" calcext:value-type="float">
            <text:p>2.993561600162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5T10:27:11.32" calcext:value-type="date">
            <text:p>2023-10-05 10:27:11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16.776571251 seconds. 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 table:number-rows-repeated="104843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20:23:04.484789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5T07:00:02.303865667</meta:creation-date>
    <dc:date>2023-10-18T20:38:33.758737686</dc:date>
    <meta:editing-duration>PT4H28M50S</meta:editing-duration>
    <meta:editing-cycles>44</meta:editing-cycles>
    <meta:generator>LibreOffice/6.4.7.2$Linux_X86_64 LibreOffice_project/40$Build-2</meta:generator>
    <meta:document-statistic meta:table-count="4" meta:cell-count="3012" meta:object-count="0"/>
  </office:meta>
</office:document-meta>
</file>